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 office:value-type="string">
            <text:p>[Log] 1 (try.html, line 32)</text:p>
          </table:table-cell>
        </table:table-row>
        <table:table-row table:style-name="ro1">
          <table:table-cell office:value-type="string">
            <text:p>[Log] <text:s/>Time:Wed Feb 05 2014 19:36:29 GMT-0500 (EST) (try.html, line 33)</text:p>
          </table:table-cell>
        </table:table-row>
        <table:table-row table:style-name="ro1">
          <table:table-cell office:value-type="string">
            <text:p>[Log] <text:s/>Latitude:45.366570758675564 (try.html, line 34)</text:p>
          </table:table-cell>
        </table:table-row>
        <table:table-row table:style-name="ro1">
          <table:table-cell office:value-type="string">
            <text:p>[Log] Longitude: -75.7790787611862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 (try.html, line 32)</text:p>
          </table:table-cell>
        </table:table-row>
        <table:table-row table:style-name="ro1">
          <table:table-cell office:value-type="string">
            <text:p>[Log] <text:s/>Time:Wed Feb 05 2014 19:36:30 GMT-0500 (EST) (try.html, line 33)</text:p>
          </table:table-cell>
        </table:table-row>
        <table:table-row table:style-name="ro1">
          <table:table-cell office:value-type="string">
            <text:p>[Log] <text:s/>Latitude:45.36659711976104 (try.html, line 34)</text:p>
          </table:table-cell>
        </table:table-row>
        <table:table-row table:style-name="ro1">
          <table:table-cell office:value-type="string">
            <text:p>[Log] Longitude: -75.7790191658546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 (try.html, line 32)</text:p>
          </table:table-cell>
        </table:table-row>
        <table:table-row table:style-name="ro1">
          <table:table-cell office:value-type="string">
            <text:p>[Log] <text:s/>Time:Wed Feb 05 2014 19:36:31 GMT-0500 (EST) (try.html, line 33)</text:p>
          </table:table-cell>
        </table:table-row>
        <table:table-row table:style-name="ro1">
          <table:table-cell office:value-type="string">
            <text:p>[Log] <text:s/>Latitude:45.36660893824451 (try.html, line 34)</text:p>
          </table:table-cell>
        </table:table-row>
        <table:table-row table:style-name="ro1">
          <table:table-cell office:value-type="string">
            <text:p>[Log] Longitude: -75.7790126279702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 (try.html, line 32)</text:p>
          </table:table-cell>
        </table:table-row>
        <table:table-row table:style-name="ro1">
          <table:table-cell office:value-type="string">
            <text:p>[Log] <text:s/>Time:Wed Feb 05 2014 19:36:32 GMT-0500 (EST) (try.html, line 33)</text:p>
          </table:table-cell>
        </table:table-row>
        <table:table-row table:style-name="ro1">
          <table:table-cell office:value-type="string">
            <text:p>[Log] <text:s/>Latitude:45.36661371592932 (try.html, line 34)</text:p>
          </table:table-cell>
        </table:table-row>
        <table:table-row table:style-name="ro1">
          <table:table-cell office:value-type="string">
            <text:p>[Log] Longitude: -75.7789984625538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 (try.html, line 32)</text:p>
          </table:table-cell>
        </table:table-row>
        <table:table-row table:style-name="ro1">
          <table:table-cell office:value-type="string">
            <text:p>[Log] <text:s/>Time:Wed Feb 05 2014 19:36:33 GMT-0500 (EST) (try.html, line 33)</text:p>
          </table:table-cell>
        </table:table-row>
        <table:table-row table:style-name="ro1">
          <table:table-cell office:value-type="string">
            <text:p>[Log] <text:s/>Latitude:45.36660814196371 (try.html, line 34)</text:p>
          </table:table-cell>
        </table:table-row>
        <table:table-row table:style-name="ro1">
          <table:table-cell office:value-type="string">
            <text:p>[Log] Longitude: -75.7789998036583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 (try.html, line 32)</text:p>
          </table:table-cell>
        </table:table-row>
        <table:table-row table:style-name="ro1">
          <table:table-cell office:value-type="string">
            <text:p>[Log] <text:s/>Time:Wed Feb 05 2014 19:36:34 GMT-0500 (EST) (try.html, line 33)</text:p>
          </table:table-cell>
        </table:table-row>
        <table:table-row table:style-name="ro1">
          <table:table-cell office:value-type="string">
            <text:p>[Log] <text:s/>Latitude:45.366616984871555 (try.html, line 34)</text:p>
          </table:table-cell>
        </table:table-row>
        <table:table-row table:style-name="ro1">
          <table:table-cell office:value-type="string">
            <text:p>[Log] Longitude: -75.7789971214493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 (try.html, line 32)</text:p>
          </table:table-cell>
        </table:table-row>
        <table:table-row table:style-name="ro1">
          <table:table-cell office:value-type="string">
            <text:p>[Log] <text:s/>Time:Wed Feb 05 2014 19:36:35 GMT-0500 (EST) (try.html, line 33)</text:p>
          </table:table-cell>
        </table:table-row>
        <table:table-row table:style-name="ro1">
          <table:table-cell office:value-type="string">
            <text:p>[Log] <text:s/>Latitude:45.366616272409786 (try.html, line 34)</text:p>
          </table:table-cell>
        </table:table-row>
        <table:table-row table:style-name="ro1">
          <table:table-cell office:value-type="string">
            <text:p>[Log] Longitude: -75.7789903321077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8 (try.html, line 32)</text:p>
          </table:table-cell>
        </table:table-row>
        <table:table-row table:style-name="ro1">
          <table:table-cell office:value-type="string">
            <text:p>[Log] <text:s/>Time:Wed Feb 05 2014 19:36:36 GMT-0500 (EST) (try.html, line 33)</text:p>
          </table:table-cell>
        </table:table-row>
        <table:table-row table:style-name="ro1">
          <table:table-cell office:value-type="string">
            <text:p>[Log] <text:s/>Latitude:45.366610321258534 (try.html, line 34)</text:p>
          </table:table-cell>
        </table:table-row>
        <table:table-row table:style-name="ro1">
          <table:table-cell office:value-type="string">
            <text:p>[Log] Longitude: -75.778985889699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9 (try.html, line 32)</text:p>
          </table:table-cell>
        </table:table-row>
        <table:table-row table:style-name="ro1">
          <table:table-cell office:value-type="string">
            <text:p>[Log] <text:s/>Time:Wed Feb 05 2014 19:36:37 GMT-0500 (EST) (try.html, line 33)</text:p>
          </table:table-cell>
        </table:table-row>
        <table:table-row table:style-name="ro1">
          <table:table-cell office:value-type="string">
            <text:p>[Log] <text:s/>Latitude:45.36660654940211 (try.html, line 34)</text:p>
          </table:table-cell>
        </table:table-row>
        <table:table-row table:style-name="ro1">
          <table:table-cell office:value-type="string">
            <text:p>[Log] Longitude: -75.7789873984416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0 (try.html, line 32)</text:p>
          </table:table-cell>
        </table:table-row>
        <table:table-row table:style-name="ro1">
          <table:table-cell office:value-type="string">
            <text:p>[Log] <text:s/>Time:Wed Feb 05 2014 19:36:38 GMT-0500 (EST) (try.html, line 33)</text:p>
          </table:table-cell>
        </table:table-row>
        <table:table-row table:style-name="ro1">
          <table:table-cell office:value-type="string">
            <text:p>[Log] <text:s/>Latitude:45.36660654940211 (try.html, line 34)</text:p>
          </table:table-cell>
        </table:table-row>
        <table:table-row table:style-name="ro1">
          <table:table-cell office:value-type="string">
            <text:p>[Log] Longitude: -75.7789873984416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1 (try.html, line 32)</text:p>
          </table:table-cell>
        </table:table-row>
        <table:table-row table:style-name="ro1">
          <table:table-cell office:value-type="string">
            <text:p>[Log] <text:s/>Time:Wed Feb 05 2014 19:36:39 GMT-0500 (EST) (try.html, line 33)</text:p>
          </table:table-cell>
        </table:table-row>
        <table:table-row table:style-name="ro1">
          <table:table-cell office:value-type="string">
            <text:p>[Log] <text:s/>Latitude:45.36660654940211 (try.html, line 34)</text:p>
          </table:table-cell>
        </table:table-row>
        <table:table-row table:style-name="ro1">
          <table:table-cell office:value-type="string">
            <text:p>[Log] Longitude: -75.7789873984416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2 (try.html, line 32)</text:p>
          </table:table-cell>
        </table:table-row>
        <table:table-row table:style-name="ro1">
          <table:table-cell office:value-type="string">
            <text:p>[Log] <text:s/>Time:Wed Feb 05 2014 19:36:40 GMT-0500 (EST) (try.html, line 33)</text:p>
          </table:table-cell>
        </table:table-row>
        <table:table-row table:style-name="ro1">
          <table:table-cell office:value-type="string">
            <text:p>[Log] <text:s/>Latitude:45.36660654940211 (try.html, line 34)</text:p>
          </table:table-cell>
        </table:table-row>
        <table:table-row table:style-name="ro1">
          <table:table-cell office:value-type="string">
            <text:p>[Log] Longitude: -75.7789873984416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3 (try.html, line 32)</text:p>
          </table:table-cell>
        </table:table-row>
        <table:table-row table:style-name="ro1">
          <table:table-cell office:value-type="string">
            <text:p>[Log] <text:s/>Time:Wed Feb 05 2014 19:36:41 GMT-0500 (EST) (try.html, line 33)</text:p>
          </table:table-cell>
        </table:table-row>
        <table:table-row table:style-name="ro1">
          <table:table-cell office:value-type="string">
            <text:p>[Log] <text:s/>Latitude:45.36660654940211 (try.html, line 34)</text:p>
          </table:table-cell>
        </table:table-row>
        <table:table-row table:style-name="ro1">
          <table:table-cell office:value-type="string">
            <text:p>[Log] Longitude: -75.7789873984416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4 (try.html, line 32)</text:p>
          </table:table-cell>
        </table:table-row>
        <table:table-row table:style-name="ro1">
          <table:table-cell office:value-type="string">
            <text:p>[Log] <text:s/>Time:Wed Feb 05 2014 19:36:42 GMT-0500 (EST) (try.html, line 33)</text:p>
          </table:table-cell>
        </table:table-row>
        <table:table-row table:style-name="ro1">
          <table:table-cell office:value-type="string">
            <text:p>[Log] <text:s/>Latitude:45.36660654940211 (try.html, line 34)</text:p>
          </table:table-cell>
        </table:table-row>
        <table:table-row table:style-name="ro1">
          <table:table-cell office:value-type="string">
            <text:p>[Log] Longitude: -75.7789873984416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5 (try.html, line 32)</text:p>
          </table:table-cell>
        </table:table-row>
        <table:table-row table:style-name="ro1">
          <table:table-cell office:value-type="string">
            <text:p>[Log] <text:s/>Time:Wed Feb 05 2014 19:36:43 GMT-0500 (EST) (try.html, line 33)</text:p>
          </table:table-cell>
        </table:table-row>
        <table:table-row table:style-name="ro1">
          <table:table-cell office:value-type="string">
            <text:p>[Log] <text:s/>Latitude:45.36660654940211 (try.html, line 34)</text:p>
          </table:table-cell>
        </table:table-row>
        <table:table-row table:style-name="ro1">
          <table:table-cell office:value-type="string">
            <text:p>[Log] Longitude: -75.7789873984416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6 (try.html, line 32)</text:p>
          </table:table-cell>
        </table:table-row>
        <table:table-row table:style-name="ro1">
          <table:table-cell office:value-type="string">
            <text:p>[Log] <text:s/>Time:Wed Feb 05 2014 19:36:44 GMT-0500 (EST) (try.html, line 33)</text:p>
          </table:table-cell>
        </table:table-row>
        <table:table-row table:style-name="ro1">
          <table:table-cell office:value-type="string">
            <text:p>[Log] <text:s/>Latitude:45.36660654940211 (try.html, line 34)</text:p>
          </table:table-cell>
        </table:table-row>
        <table:table-row table:style-name="ro1">
          <table:table-cell office:value-type="string">
            <text:p>[Log] Longitude: -75.7789873984416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7 (try.html, line 32)</text:p>
          </table:table-cell>
        </table:table-row>
        <table:table-row table:style-name="ro1">
          <table:table-cell office:value-type="string">
            <text:p>[Log] <text:s/>Time:Wed Feb 05 2014 19:36:45 GMT-0500 (EST) (try.html, line 33)</text:p>
          </table:table-cell>
        </table:table-row>
        <table:table-row table:style-name="ro1">
          <table:table-cell office:value-type="string">
            <text:p>[Log] <text:s/>Latitude:45.36660654940211 (try.html, line 34)</text:p>
          </table:table-cell>
        </table:table-row>
        <table:table-row table:style-name="ro1">
          <table:table-cell office:value-type="string">
            <text:p>[Log] Longitude: -75.7789873984416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8 (try.html, line 32)</text:p>
          </table:table-cell>
        </table:table-row>
        <table:table-row table:style-name="ro1">
          <table:table-cell office:value-type="string">
            <text:p>[Log] <text:s/>Time:Wed Feb 05 2014 19:36:46 GMT-0500 (EST) (try.html, line 33)</text:p>
          </table:table-cell>
        </table:table-row>
        <table:table-row table:style-name="ro1">
          <table:table-cell office:value-type="string">
            <text:p>[Log] <text:s/>Latitude:45.36660654940211 (try.html, line 34)</text:p>
          </table:table-cell>
        </table:table-row>
        <table:table-row table:style-name="ro1">
          <table:table-cell office:value-type="string">
            <text:p>[Log] Longitude: -75.7789873984416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9 (try.html, line 32)</text:p>
          </table:table-cell>
        </table:table-row>
        <table:table-row table:style-name="ro1">
          <table:table-cell office:value-type="string">
            <text:p>[Log] <text:s/>Time:Wed Feb 05 2014 19:36:47 GMT-0500 (EST) (try.html, line 33)</text:p>
          </table:table-cell>
        </table:table-row>
        <table:table-row table:style-name="ro1">
          <table:table-cell office:value-type="string">
            <text:p>[Log] <text:s/>Latitude:45.36660654940211 (try.html, line 34)</text:p>
          </table:table-cell>
        </table:table-row>
        <table:table-row table:style-name="ro1">
          <table:table-cell office:value-type="string">
            <text:p>[Log] Longitude: -75.7789873984416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0 (try.html, line 32)</text:p>
          </table:table-cell>
        </table:table-row>
        <table:table-row table:style-name="ro1">
          <table:table-cell office:value-type="string">
            <text:p>[Log] <text:s/>Time:Wed Feb 05 2014 19:36:48 GMT-0500 (EST) (try.html, line 33)</text:p>
          </table:table-cell>
        </table:table-row>
        <table:table-row table:style-name="ro1">
          <table:table-cell office:value-type="string">
            <text:p>[Log] <text:s/>Latitude:45.36660654940211 (try.html, line 34)</text:p>
          </table:table-cell>
        </table:table-row>
        <table:table-row table:style-name="ro1">
          <table:table-cell office:value-type="string">
            <text:p>[Log] Longitude: -75.7789873984416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1 (try.html, line 32)</text:p>
          </table:table-cell>
        </table:table-row>
        <table:table-row table:style-name="ro1">
          <table:table-cell office:value-type="string">
            <text:p>[Log] <text:s/>Time:Wed Feb 05 2014 19:36:49 GMT-0500 (EST) (try.html, line 33)</text:p>
          </table:table-cell>
        </table:table-row>
        <table:table-row table:style-name="ro1">
          <table:table-cell office:value-type="string">
            <text:p>[Log] <text:s/>Latitude:45.36660654940211 (try.html, line 34)</text:p>
          </table:table-cell>
        </table:table-row>
        <table:table-row table:style-name="ro1">
          <table:table-cell office:value-type="string">
            <text:p>[Log] Longitude: -75.7789873984416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2 (try.html, line 32)</text:p>
          </table:table-cell>
        </table:table-row>
        <table:table-row table:style-name="ro1">
          <table:table-cell office:value-type="string">
            <text:p>[Log] <text:s/>Time:Wed Feb 05 2014 19:36:50 GMT-0500 (EST) (try.html, line 33)</text:p>
          </table:table-cell>
        </table:table-row>
        <table:table-row table:style-name="ro1">
          <table:table-cell office:value-type="string">
            <text:p>[Log] <text:s/>Latitude:45.36660654940211 (try.html, line 34)</text:p>
          </table:table-cell>
        </table:table-row>
        <table:table-row table:style-name="ro1">
          <table:table-cell office:value-type="string">
            <text:p>[Log] Longitude: -75.7789873984416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3 (try.html, line 32)</text:p>
          </table:table-cell>
        </table:table-row>
        <table:table-row table:style-name="ro1">
          <table:table-cell office:value-type="string">
            <text:p>[Log] <text:s/>Time:Wed Feb 05 2014 19:36:51 GMT-0500 (EST) (try.html, line 33)</text:p>
          </table:table-cell>
        </table:table-row>
        <table:table-row table:style-name="ro1">
          <table:table-cell office:value-type="string">
            <text:p>[Log] <text:s/>Latitude:45.36660654940211 (try.html, line 34)</text:p>
          </table:table-cell>
        </table:table-row>
        <table:table-row table:style-name="ro1">
          <table:table-cell office:value-type="string">
            <text:p>[Log] Longitude: -75.7789873984416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4 (try.html, line 32)</text:p>
          </table:table-cell>
        </table:table-row>
        <table:table-row table:style-name="ro1">
          <table:table-cell office:value-type="string">
            <text:p>[Log] <text:s/>Time:Wed Feb 05 2014 19:36:52 GMT-0500 (EST) (try.html, line 33)</text:p>
          </table:table-cell>
        </table:table-row>
        <table:table-row table:style-name="ro1">
          <table:table-cell office:value-type="string">
            <text:p>[Log] <text:s/>Latitude:45.36660654940211 (try.html, line 34)</text:p>
          </table:table-cell>
        </table:table-row>
        <table:table-row table:style-name="ro1">
          <table:table-cell office:value-type="string">
            <text:p>[Log] Longitude: -75.7789873984416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5 (try.html, line 32)</text:p>
          </table:table-cell>
        </table:table-row>
        <table:table-row table:style-name="ro1">
          <table:table-cell office:value-type="string">
            <text:p>[Log] <text:s/>Time:Wed Feb 05 2014 19:36:53 GMT-0500 (EST) (try.html, line 33)</text:p>
          </table:table-cell>
        </table:table-row>
        <table:table-row table:style-name="ro1">
          <table:table-cell office:value-type="string">
            <text:p>[Log] <text:s/>Latitude:45.36660654940211 (try.html, line 34)</text:p>
          </table:table-cell>
        </table:table-row>
        <table:table-row table:style-name="ro1">
          <table:table-cell office:value-type="string">
            <text:p>[Log] Longitude: -75.7789873984416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6 (try.html, line 32)</text:p>
          </table:table-cell>
        </table:table-row>
        <table:table-row table:style-name="ro1">
          <table:table-cell office:value-type="string">
            <text:p>[Log] <text:s/>Time:Wed Feb 05 2014 19:36:54 GMT-0500 (EST) (try.html, line 33)</text:p>
          </table:table-cell>
        </table:table-row>
        <table:table-row table:style-name="ro1">
          <table:table-cell office:value-type="string">
            <text:p>[Log] <text:s/>Latitude:45.36660654940211 (try.html, line 34)</text:p>
          </table:table-cell>
        </table:table-row>
        <table:table-row table:style-name="ro1">
          <table:table-cell office:value-type="string">
            <text:p>[Log] Longitude: -75.7789873984416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7 (try.html, line 32)</text:p>
          </table:table-cell>
        </table:table-row>
        <table:table-row table:style-name="ro1">
          <table:table-cell office:value-type="string">
            <text:p>[Log] <text:s/>Time:Wed Feb 05 2014 19:36:55 GMT-0500 (EST) (try.html, line 33)</text:p>
          </table:table-cell>
        </table:table-row>
        <table:table-row table:style-name="ro1">
          <table:table-cell office:value-type="string">
            <text:p>[Log] <text:s/>Latitude:45.36660654940211 (try.html, line 34)</text:p>
          </table:table-cell>
        </table:table-row>
        <table:table-row table:style-name="ro1">
          <table:table-cell office:value-type="string">
            <text:p>[Log] Longitude: -75.7789873984416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8 (try.html, line 32)</text:p>
          </table:table-cell>
        </table:table-row>
        <table:table-row table:style-name="ro1">
          <table:table-cell office:value-type="string">
            <text:p>[Log] <text:s/>Time:Wed Feb 05 2014 19:36:56 GMT-0500 (EST) (try.html, line 33)</text:p>
          </table:table-cell>
        </table:table-row>
        <table:table-row table:style-name="ro1">
          <table:table-cell office:value-type="string">
            <text:p>[Log] <text:s/>Latitude:45.36660654940211 (try.html, line 34)</text:p>
          </table:table-cell>
        </table:table-row>
        <table:table-row table:style-name="ro1">
          <table:table-cell office:value-type="string">
            <text:p>[Log] Longitude: -75.7789873984416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9 (try.html, line 32)</text:p>
          </table:table-cell>
        </table:table-row>
        <table:table-row table:style-name="ro1">
          <table:table-cell office:value-type="string">
            <text:p>[Log] <text:s/>Time:Wed Feb 05 2014 19:36:57 GMT-0500 (EST) (try.html, line 33)</text:p>
          </table:table-cell>
        </table:table-row>
        <table:table-row table:style-name="ro1">
          <table:table-cell office:value-type="string">
            <text:p>[Log] <text:s/>Latitude:45.36657633264117 (try.html, line 34)</text:p>
          </table:table-cell>
        </table:table-row>
        <table:table-row table:style-name="ro1">
          <table:table-cell office:value-type="string">
            <text:p>[Log] Longitude: -75.7790645119508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0 (try.html, line 32)</text:p>
          </table:table-cell>
        </table:table-row>
        <table:table-row table:style-name="ro1">
          <table:table-cell office:value-type="string">
            <text:p>[Log] <text:s/>Time:Wed Feb 05 2014 19:36:58 GMT-0500 (EST) (try.html, line 33)</text:p>
          </table:table-cell>
        </table:table-row>
        <table:table-row table:style-name="ro1">
          <table:table-cell office:value-type="string">
            <text:p>[Log] <text:s/>Latitude:45.366554874969054 (try.html, line 34)</text:p>
          </table:table-cell>
        </table:table-row>
        <table:table-row table:style-name="ro1">
          <table:table-cell office:value-type="string">
            <text:p>[Log] Longitude: -75.7791086007615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1 (try.html, line 32)</text:p>
          </table:table-cell>
        </table:table-row>
        <table:table-row table:style-name="ro1">
          <table:table-cell office:value-type="string">
            <text:p>[Log] <text:s/>Time:Wed Feb 05 2014 19:36:59 GMT-0500 (EST) (try.html, line 33)</text:p>
          </table:table-cell>
        </table:table-row>
        <table:table-row table:style-name="ro1">
          <table:table-cell office:value-type="string">
            <text:p>[Log] <text:s/>Latitude:45.36654016472899 (try.html, line 34)</text:p>
          </table:table-cell>
        </table:table-row>
        <table:table-row table:style-name="ro1">
          <table:table-cell office:value-type="string">
            <text:p>[Log] Longitude: -75.7791418769171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2 (try.html, line 32)</text:p>
          </table:table-cell>
        </table:table-row>
        <table:table-row table:style-name="ro1">
          <table:table-cell office:value-type="string">
            <text:p>[Log] <text:s/>Time:Wed Feb 05 2014 19:37:00 GMT-0500 (EST) (try.html, line 33)</text:p>
          </table:table-cell>
        </table:table-row>
        <table:table-row table:style-name="ro1">
          <table:table-cell office:value-type="string">
            <text:p>[Log] <text:s/>Latitude:45.366490711500276 (try.html, line 34)</text:p>
          </table:table-cell>
        </table:table-row>
        <table:table-row table:style-name="ro1">
          <table:table-cell office:value-type="string">
            <text:p>[Log] Longitude: -75.7792405319174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3 (try.html, line 32)</text:p>
          </table:table-cell>
        </table:table-row>
        <table:table-row table:style-name="ro1">
          <table:table-cell office:value-type="string">
            <text:p>[Log] <text:s/>Time:Wed Feb 05 2014 19:37:01 GMT-0500 (EST) (try.html, line 33)</text:p>
          </table:table-cell>
        </table:table-row>
        <table:table-row table:style-name="ro1">
          <table:table-cell office:value-type="string">
            <text:p>[Log] <text:s/>Latitude:45.36643865988158 (try.html, line 34)</text:p>
          </table:table-cell>
        </table:table-row>
        <table:table-row table:style-name="ro1">
          <table:table-cell office:value-type="string">
            <text:p>[Log] Longitude: -75.7793678530266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4 (try.html, line 32)</text:p>
          </table:table-cell>
        </table:table-row>
        <table:table-row table:style-name="ro1">
          <table:table-cell office:value-type="string">
            <text:p>[Log] <text:s/>Time:Wed Feb 05 2014 19:37:02 GMT-0500 (EST) (try.html, line 33)</text:p>
          </table:table-cell>
        </table:table-row>
        <table:table-row table:style-name="ro1">
          <table:table-cell office:value-type="string">
            <text:p>[Log] <text:s/>Latitude:45.366386524443854 (try.html, line 34)</text:p>
          </table:table-cell>
        </table:table-row>
        <table:table-row table:style-name="ro1">
          <table:table-cell office:value-type="string">
            <text:p>[Log] Longitude: -75.7795191463788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5 (try.html, line 32)</text:p>
          </table:table-cell>
        </table:table-row>
        <table:table-row table:style-name="ro1">
          <table:table-cell office:value-type="string">
            <text:p>[Log] <text:s/>Time:Wed Feb 05 2014 19:37:03 GMT-0500 (EST) (try.html, line 33)</text:p>
          </table:table-cell>
        </table:table-row>
        <table:table-row table:style-name="ro1">
          <table:table-cell office:value-type="string">
            <text:p>[Log] <text:s/>Latitude:45.36634914115571 (try.html, line 34)</text:p>
          </table:table-cell>
        </table:table-row>
        <table:table-row table:style-name="ro1">
          <table:table-cell office:value-type="string">
            <text:p>[Log] Longitude: -75.7796752174159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6 (try.html, line 32)</text:p>
          </table:table-cell>
        </table:table-row>
        <table:table-row table:style-name="ro1">
          <table:table-cell office:value-type="string">
            <text:p>[Log] <text:s/>Time:Wed Feb 05 2014 19:37:04 GMT-0500 (EST) (try.html, line 33)</text:p>
          </table:table-cell>
        </table:table-row>
        <table:table-row table:style-name="ro1">
          <table:table-cell office:value-type="string">
            <text:p>[Log] <text:s/>Latitude:45.36626801862008 (try.html, line 34)</text:p>
          </table:table-cell>
        </table:table-row>
        <table:table-row table:style-name="ro1">
          <table:table-cell office:value-type="string">
            <text:p>[Log] Longitude: -75.779780340490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7 (try.html, line 32)</text:p>
          </table:table-cell>
        </table:table-row>
        <table:table-row table:style-name="ro1">
          <table:table-cell office:value-type="string">
            <text:p>[Log] <text:s/>Time:Wed Feb 05 2014 19:37:05 GMT-0500 (EST) (try.html, line 33)</text:p>
          </table:table-cell>
        </table:table-row>
        <table:table-row table:style-name="ro1">
          <table:table-cell office:value-type="string">
            <text:p>[Log] <text:s/>Latitude:45.36621634495355 (try.html, line 34)</text:p>
          </table:table-cell>
        </table:table-row>
        <table:table-row table:style-name="ro1">
          <table:table-cell office:value-type="string">
            <text:p>[Log] Longitude: -75.7799000072191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8 (try.html, line 32)</text:p>
          </table:table-cell>
        </table:table-row>
        <table:table-row table:style-name="ro1">
          <table:table-cell office:value-type="string">
            <text:p>[Log] <text:s/>Time:Wed Feb 05 2014 19:37:06 GMT-0500 (EST) (try.html, line 33)</text:p>
          </table:table-cell>
        </table:table-row>
        <table:table-row table:style-name="ro1">
          <table:table-cell office:value-type="string">
            <text:p>[Log] <text:s/>Latitude:45.366164385996115 (try.html, line 34)</text:p>
          </table:table-cell>
        </table:table-row>
        <table:table-row table:style-name="ro1">
          <table:table-cell office:value-type="string">
            <text:p>[Log] Longitude: -75.7800172412316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9 (try.html, line 32)</text:p>
          </table:table-cell>
        </table:table-row>
        <table:table-row table:style-name="ro1">
          <table:table-cell office:value-type="string">
            <text:p>[Log] <text:s/>Time:Wed Feb 05 2014 19:37:07 GMT-0500 (EST) (try.html, line 33)</text:p>
          </table:table-cell>
        </table:table-row>
        <table:table-row table:style-name="ro1">
          <table:table-cell office:value-type="string">
            <text:p>[Log] <text:s/>Latitude:45.366116689087754 (try.html, line 34)</text:p>
          </table:table-cell>
        </table:table-row>
        <table:table-row table:style-name="ro1">
          <table:table-cell office:value-type="string">
            <text:p>[Log] Longitude: -75.7801254728838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0 (try.html, line 32)</text:p>
          </table:table-cell>
        </table:table-row>
        <table:table-row table:style-name="ro1">
          <table:table-cell office:value-type="string">
            <text:p>[Log] <text:s/>Time:Wed Feb 05 2014 19:37:08 GMT-0500 (EST) (try.html, line 33)</text:p>
          </table:table-cell>
        </table:table-row>
        <table:table-row table:style-name="ro1">
          <table:table-cell office:value-type="string">
            <text:p>[Log] <text:s/>Latitude:45.36606812306455 (try.html, line 34)</text:p>
          </table:table-cell>
        </table:table-row>
        <table:table-row table:style-name="ro1">
          <table:table-cell office:value-type="string">
            <text:p>[Log] Longitude: -75.7802356759202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1 (try.html, line 32)</text:p>
          </table:table-cell>
        </table:table-row>
        <table:table-row table:style-name="ro1">
          <table:table-cell office:value-type="string">
            <text:p>[Log] <text:s/>Time:Wed Feb 05 2014 19:37:09 GMT-0500 (EST) (try.html, line 33)</text:p>
          </table:table-cell>
        </table:table-row>
        <table:table-row table:style-name="ro1">
          <table:table-cell office:value-type="string">
            <text:p>[Log] <text:s/>Latitude:45.366013369955475 (try.html, line 34)</text:p>
          </table:table-cell>
        </table:table-row>
        <table:table-row table:style-name="ro1">
          <table:table-cell office:value-type="string">
            <text:p>[Log] Longitude: -75.7803599176622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2 (try.html, line 32)</text:p>
          </table:table-cell>
        </table:table-row>
        <table:table-row table:style-name="ro1">
          <table:table-cell office:value-type="string">
            <text:p>[Log] <text:s/>Time:Wed Feb 05 2014 19:37:10 GMT-0500 (EST) (try.html, line 33)</text:p>
          </table:table-cell>
        </table:table-row>
        <table:table-row table:style-name="ro1">
          <table:table-cell office:value-type="string">
            <text:p>[Log] <text:s/>Latitude:45.36595125057745 (try.html, line 34)</text:p>
          </table:table-cell>
        </table:table-row>
        <table:table-row table:style-name="ro1">
          <table:table-cell office:value-type="string">
            <text:p>[Log] Longitude: -75.7805008757350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3 (try.html, line 32)</text:p>
          </table:table-cell>
        </table:table-row>
        <table:table-row table:style-name="ro1">
          <table:table-cell office:value-type="string">
            <text:p>[Log] <text:s/>Time:Wed Feb 05 2014 19:37:11 GMT-0500 (EST) (try.html, line 33)</text:p>
          </table:table-cell>
        </table:table-row>
        <table:table-row table:style-name="ro1">
          <table:table-cell office:value-type="string">
            <text:p>[Log] <text:s/>Latitude:45.365890698599 (try.html, line 34)</text:p>
          </table:table-cell>
        </table:table-row>
        <table:table-row table:style-name="ro1">
          <table:table-cell office:value-type="string">
            <text:p>[Log] Longitude: -75.7806382767375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4 (try.html, line 32)</text:p>
          </table:table-cell>
        </table:table-row>
        <table:table-row table:style-name="ro1">
          <table:table-cell office:value-type="string">
            <text:p>[Log] <text:s/>Time:Wed Feb 05 2014 19:37:12 GMT-0500 (EST) (try.html, line 33)</text:p>
          </table:table-cell>
        </table:table-row>
        <table:table-row table:style-name="ro1">
          <table:table-cell office:value-type="string">
            <text:p>[Log] <text:s/>Latitude:45.365828262555894 (try.html, line 34)</text:p>
          </table:table-cell>
        </table:table-row>
        <table:table-row table:style-name="ro1">
          <table:table-cell office:value-type="string">
            <text:p>[Log] Longitude: -75.7807799525107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5 (try.html, line 32)</text:p>
          </table:table-cell>
        </table:table-row>
        <table:table-row table:style-name="ro1">
          <table:table-cell office:value-type="string">
            <text:p>[Log] <text:s/>Time:Wed Feb 05 2014 19:37:13 GMT-0500 (EST) (try.html, line 33)</text:p>
          </table:table-cell>
        </table:table-row>
        <table:table-row table:style-name="ro1">
          <table:table-cell office:value-type="string">
            <text:p>[Log] <text:s/>Latitude:45.36575036152325 (try.html, line 34)</text:p>
          </table:table-cell>
        </table:table-row>
        <table:table-row table:style-name="ro1">
          <table:table-cell office:value-type="string">
            <text:p>[Log] Longitude: -75.780955142145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6 (try.html, line 32)</text:p>
          </table:table-cell>
        </table:table-row>
        <table:table-row table:style-name="ro1">
          <table:table-cell office:value-type="string">
            <text:p>[Log] <text:s/>Time:Wed Feb 05 2014 19:37:14 GMT-0500 (EST) (try.html, line 33)</text:p>
          </table:table-cell>
        </table:table-row>
        <table:table-row table:style-name="ro1">
          <table:table-cell office:value-type="string">
            <text:p>[Log] <text:s/>Latitude:45.36566934843936 (try.html, line 34)</text:p>
          </table:table-cell>
        </table:table-row>
        <table:table-row table:style-name="ro1">
          <table:table-cell office:value-type="string">
            <text:p>[Log] Longitude: -75.7811373219919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7 (try.html, line 32)</text:p>
          </table:table-cell>
        </table:table-row>
        <table:table-row table:style-name="ro1">
          <table:table-cell office:value-type="string">
            <text:p>[Log] <text:s/>Time:Wed Feb 05 2014 19:37:15 GMT-0500 (EST) (try.html, line 33)</text:p>
          </table:table-cell>
        </table:table-row>
        <table:table-row table:style-name="ro1">
          <table:table-cell office:value-type="string">
            <text:p>[Log] <text:s/>Latitude:45.36560647186014 (try.html, line 34)</text:p>
          </table:table-cell>
        </table:table-row>
        <table:table-row table:style-name="ro1">
          <table:table-cell office:value-type="string">
            <text:p>[Log] Longitude: -75.7812787163493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8 (try.html, line 32)</text:p>
          </table:table-cell>
        </table:table-row>
        <table:table-row table:style-name="ro1">
          <table:table-cell office:value-type="string">
            <text:p>[Log] <text:s/>Time:Wed Feb 05 2014 19:37:16 GMT-0500 (EST) (try.html, line 33)</text:p>
          </table:table-cell>
        </table:table-row>
        <table:table-row table:style-name="ro1">
          <table:table-cell office:value-type="string">
            <text:p>[Log] <text:s/>Latitude:45.36553397042988 (try.html, line 34)</text:p>
          </table:table-cell>
        </table:table-row>
        <table:table-row table:style-name="ro1">
          <table:table-cell office:value-type="string">
            <text:p>[Log] Longitude: -75.7814417551708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9 (try.html, line 32)</text:p>
          </table:table-cell>
        </table:table-row>
        <table:table-row table:style-name="ro1">
          <table:table-cell office:value-type="string">
            <text:p>[Log] <text:s/>Time:Wed Feb 05 2014 19:37:17 GMT-0500 (EST) (try.html, line 33)</text:p>
          </table:table-cell>
        </table:table-row>
        <table:table-row table:style-name="ro1">
          <table:table-cell office:value-type="string">
            <text:p>[Log] <text:s/>Latitude:45.36546527051629 (try.html, line 34)</text:p>
          </table:table-cell>
        </table:table-row>
        <table:table-row table:style-name="ro1">
          <table:table-cell office:value-type="string">
            <text:p>[Log] Longitude: -75.7815962441236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0 (try.html, line 32)</text:p>
          </table:table-cell>
        </table:table-row>
        <table:table-row table:style-name="ro1">
          <table:table-cell office:value-type="string">
            <text:p>[Log] <text:s/>Time:Wed Feb 05 2014 19:37:18 GMT-0500 (EST) (try.html, line 33)</text:p>
          </table:table-cell>
        </table:table-row>
        <table:table-row table:style-name="ro1">
          <table:table-cell office:value-type="string">
            <text:p>[Log] <text:s/>Latitude:45.36540001511371 (try.html, line 34)</text:p>
          </table:table-cell>
        </table:table-row>
        <table:table-row table:style-name="ro1">
          <table:table-cell office:value-type="string">
            <text:p>[Log] Longitude: -75.7817429883289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1 (try.html, line 32)</text:p>
          </table:table-cell>
        </table:table-row>
        <table:table-row table:style-name="ro1">
          <table:table-cell office:value-type="string">
            <text:p>[Log] <text:s/>Time:Wed Feb 05 2014 19:37:19 GMT-0500 (EST) (try.html, line 33)</text:p>
          </table:table-cell>
        </table:table-row>
        <table:table-row table:style-name="ro1">
          <table:table-cell office:value-type="string">
            <text:p>[Log] <text:s/>Latitude:45.36531562271978 (try.html, line 34)</text:p>
          </table:table-cell>
        </table:table-row>
        <table:table-row table:style-name="ro1">
          <table:table-cell office:value-type="string">
            <text:p>[Log] Longitude: -75.7819327660763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2 (try.html, line 32)</text:p>
          </table:table-cell>
        </table:table-row>
        <table:table-row table:style-name="ro1">
          <table:table-cell office:value-type="string">
            <text:p>[Log] <text:s/>Time:Wed Feb 05 2014 19:37:20 GMT-0500 (EST) (try.html, line 33)</text:p>
          </table:table-cell>
        </table:table-row>
        <table:table-row table:style-name="ro1">
          <table:table-cell office:value-type="string">
            <text:p>[Log] <text:s/>Latitude:45.36523762068416 (try.html, line 34)</text:p>
          </table:table-cell>
        </table:table-row>
        <table:table-row table:style-name="ro1">
          <table:table-cell office:value-type="string">
            <text:p>[Log] Longitude: -75.7821081731162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3 (try.html, line 32)</text:p>
          </table:table-cell>
        </table:table-row>
        <table:table-row table:style-name="ro1">
          <table:table-cell office:value-type="string">
            <text:p>[Log] <text:s/>Time:Wed Feb 05 2014 19:37:21 GMT-0500 (EST) (try.html, line 33)</text:p>
          </table:table-cell>
        </table:table-row>
        <table:table-row table:style-name="ro1">
          <table:table-cell office:value-type="string">
            <text:p>[Log] <text:s/>Latitude:45.36515847938622 (try.html, line 34)</text:p>
          </table:table-cell>
        </table:table-row>
        <table:table-row table:style-name="ro1">
          <table:table-cell office:value-type="string">
            <text:p>[Log] Longitude: -75.7822861415479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4 (try.html, line 32)</text:p>
          </table:table-cell>
        </table:table-row>
        <table:table-row table:style-name="ro1">
          <table:table-cell office:value-type="string">
            <text:p>[Log] <text:s/>Time:Wed Feb 05 2014 19:37:22 GMT-0500 (EST) (try.html, line 33)</text:p>
          </table:table-cell>
        </table:table-row>
        <table:table-row table:style-name="ro1">
          <table:table-cell office:value-type="string">
            <text:p>[Log] <text:s/>Latitude:45.36508977763638 (try.html, line 34)</text:p>
          </table:table-cell>
        </table:table-row>
        <table:table-row table:style-name="ro1">
          <table:table-cell office:value-type="string">
            <text:p>[Log] Longitude: -75.7824406345935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5 (try.html, line 32)</text:p>
          </table:table-cell>
        </table:table-row>
        <table:table-row table:style-name="ro1">
          <table:table-cell office:value-type="string">
            <text:p>[Log] <text:s/>Time:Wed Feb 05 2014 19:37:23 GMT-0500 (EST) (try.html, line 33)</text:p>
          </table:table-cell>
        </table:table-row>
        <table:table-row table:style-name="ro1">
          <table:table-cell office:value-type="string">
            <text:p>[Log] <text:s/>Latitude:45.36502105878015 (try.html, line 34)</text:p>
          </table:table-cell>
        </table:table-row>
        <table:table-row table:style-name="ro1">
          <table:table-cell office:value-type="string">
            <text:p>[Log] Longitude: -75.7825951652921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6 (try.html, line 32)</text:p>
          </table:table-cell>
        </table:table-row>
        <table:table-row table:style-name="ro1">
          <table:table-cell office:value-type="string">
            <text:p>[Log] <text:s/>Time:Wed Feb 05 2014 19:37:24 GMT-0500 (EST) (try.html, line 33)</text:p>
          </table:table-cell>
        </table:table-row>
        <table:table-row table:style-name="ro1">
          <table:table-cell office:value-type="string">
            <text:p>[Log] <text:s/>Latitude:45.364949811238795 (try.html, line 34)</text:p>
          </table:table-cell>
        </table:table-row>
        <table:table-row table:style-name="ro1">
          <table:table-cell office:value-type="string">
            <text:p>[Log] Longitude: -75.7827553827519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7 (try.html, line 32)</text:p>
          </table:table-cell>
        </table:table-row>
        <table:table-row table:style-name="ro1">
          <table:table-cell office:value-type="string">
            <text:p>[Log] <text:s/>Time:Wed Feb 05 2014 19:37:25 GMT-0500 (EST) (try.html, line 33)</text:p>
          </table:table-cell>
        </table:table-row>
        <table:table-row table:style-name="ro1">
          <table:table-cell office:value-type="string">
            <text:p>[Log] <text:s/>Latitude:45.364879674243106 (try.html, line 34)</text:p>
          </table:table-cell>
        </table:table-row>
        <table:table-row table:style-name="ro1">
          <table:table-cell office:value-type="string">
            <text:p>[Log] Longitude: -75.7829161985682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8 (try.html, line 32)</text:p>
          </table:table-cell>
        </table:table-row>
        <table:table-row table:style-name="ro1">
          <table:table-cell office:value-type="string">
            <text:p>[Log] <text:s/>Time:Wed Feb 05 2014 19:37:26 GMT-0500 (EST) (try.html, line 33)</text:p>
          </table:table-cell>
        </table:table-row>
        <table:table-row table:style-name="ro1">
          <table:table-cell office:value-type="string">
            <text:p>[Log] <text:s/>Latitude:45.36480988130142 (try.html, line 34)</text:p>
          </table:table-cell>
        </table:table-row>
        <table:table-row table:style-name="ro1">
          <table:table-cell office:value-type="string">
            <text:p>[Log] Longitude: -75.7830734130311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9 (try.html, line 32)</text:p>
          </table:table-cell>
        </table:table-row>
        <table:table-row table:style-name="ro1">
          <table:table-cell office:value-type="string">
            <text:p>[Log] <text:s/>Time:Wed Feb 05 2014 19:37:27 GMT-0500 (EST) (try.html, line 33)</text:p>
          </table:table-cell>
        </table:table-row>
        <table:table-row table:style-name="ro1">
          <table:table-cell office:value-type="string">
            <text:p>[Log] <text:s/>Latitude:45.36473375984432 (try.html, line 34)</text:p>
          </table:table-cell>
        </table:table-row>
        <table:table-row table:style-name="ro1">
          <table:table-cell office:value-type="string">
            <text:p>[Log] Longitude: -75.783246518772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0 (try.html, line 32)</text:p>
          </table:table-cell>
        </table:table-row>
        <table:table-row table:style-name="ro1">
          <table:table-cell office:value-type="string">
            <text:p>[Log] <text:s/>Time:Wed Feb 05 2014 19:37:28 GMT-0500 (EST) (try.html, line 33)</text:p>
          </table:table-cell>
        </table:table-row>
        <table:table-row table:style-name="ro1">
          <table:table-cell office:value-type="string">
            <text:p>[Log] <text:s/>Latitude:45.364656674871505 (try.html, line 34)</text:p>
          </table:table-cell>
        </table:table-row>
        <table:table-row table:style-name="ro1">
          <table:table-cell office:value-type="string">
            <text:p>[Log] Longitude: -75.7834193532880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1 (try.html, line 32)</text:p>
          </table:table-cell>
        </table:table-row>
        <table:table-row table:style-name="ro1">
          <table:table-cell office:value-type="string">
            <text:p>[Log] <text:s/>Time:Wed Feb 05 2014 19:37:29 GMT-0500 (EST) (try.html, line 33)</text:p>
          </table:table-cell>
        </table:table-row>
        <table:table-row table:style-name="ro1">
          <table:table-cell office:value-type="string">
            <text:p>[Log] <text:s/>Latitude:45.364580560109495 (try.html, line 34)</text:p>
          </table:table-cell>
        </table:table-row>
        <table:table-row table:style-name="ro1">
          <table:table-cell office:value-type="string">
            <text:p>[Log] Longitude: -75.78360368105905 (try.html, line 35)</text:p>
          </table:table-cell>
        </table:table-row>
        <table:table-row table:style-name="ro1">
          <table:table-cell office:value-type="string">
            <text:p>[Log] Accuracy: 10 (try.html, line 36)</text:p>
          </table:table-cell>
        </table:table-row>
        <table:table-row table:style-name="ro1">
          <table:table-cell office:value-type="string">
            <text:p>[Log] 62 (try.html, line 32)</text:p>
          </table:table-cell>
        </table:table-row>
        <table:table-row table:style-name="ro1">
          <table:table-cell office:value-type="string">
            <text:p>[Log] <text:s/>Time:Wed Feb 05 2014 19:37:30 GMT-0500 (EST) (try.html, line 33)</text:p>
          </table:table-cell>
        </table:table-row>
        <table:table-row table:style-name="ro1">
          <table:table-cell office:value-type="string">
            <text:p>[Log] <text:s/>Latitude:45.36454138859744 (try.html, line 34)</text:p>
          </table:table-cell>
        </table:table-row>
        <table:table-row table:style-name="ro1">
          <table:table-cell office:value-type="string">
            <text:p>[Log] Longitude: -75.7836985937319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3 (try.html, line 32)</text:p>
          </table:table-cell>
        </table:table-row>
        <table:table-row table:style-name="ro1">
          <table:table-cell office:value-type="string">
            <text:p>[Log] <text:s/>Time:Wed Feb 05 2014 19:37:31 GMT-0500 (EST) (try.html, line 33)</text:p>
          </table:table-cell>
        </table:table-row>
        <table:table-row table:style-name="ro1">
          <table:table-cell office:value-type="string">
            <text:p>[Log] <text:s/>Latitude:45.364475514236 (try.html, line 34)</text:p>
          </table:table-cell>
        </table:table-row>
        <table:table-row table:style-name="ro1">
          <table:table-cell office:value-type="string">
            <text:p>[Log] Longitude: -75.7838570588501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4 (try.html, line 32)</text:p>
          </table:table-cell>
        </table:table-row>
        <table:table-row table:style-name="ro1">
          <table:table-cell office:value-type="string">
            <text:p>[Log] <text:s/>Time:Wed Feb 05 2014 19:37:32 GMT-0500 (EST) (try.html, line 33)</text:p>
          </table:table-cell>
        </table:table-row>
        <table:table-row table:style-name="ro1">
          <table:table-cell office:value-type="string">
            <text:p>[Log] <text:s/>Latitude:45.364423631893985 (try.html, line 34)</text:p>
          </table:table-cell>
        </table:table-row>
        <table:table-row table:style-name="ro1">
          <table:table-cell office:value-type="string">
            <text:p>[Log] Longitude: -75.7839818653883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5 (try.html, line 32)</text:p>
          </table:table-cell>
        </table:table-row>
        <table:table-row table:style-name="ro1">
          <table:table-cell office:value-type="string">
            <text:p>[Log] <text:s/>Time:Wed Feb 05 2014 19:37:33 GMT-0500 (EST) (try.html, line 33)</text:p>
          </table:table-cell>
        </table:table-row>
        <table:table-row table:style-name="ro1">
          <table:table-cell office:value-type="string">
            <text:p>[Log] <text:s/>Latitude:45.36436737731578 (try.html, line 34)</text:p>
          </table:table-cell>
        </table:table-row>
        <table:table-row table:style-name="ro1">
          <table:table-cell office:value-type="string">
            <text:p>[Log] Longitude: -75.7841171905602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6 (try.html, line 32)</text:p>
          </table:table-cell>
        </table:table-row>
        <table:table-row table:style-name="ro1">
          <table:table-cell office:value-type="string">
            <text:p>[Log] <text:s/>Time:Wed Feb 05 2014 19:37:34 GMT-0500 (EST) (try.html, line 33)</text:p>
          </table:table-cell>
        </table:table-row>
        <table:table-row table:style-name="ro1">
          <table:table-cell office:value-type="string">
            <text:p>[Log] <text:s/>Latitude:45.364295925133185 (try.html, line 34)</text:p>
          </table:table-cell>
        </table:table-row>
        <table:table-row table:style-name="ro1">
          <table:table-cell office:value-type="string">
            <text:p>[Log] Longitude: -75.7842890726169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7 (try.html, line 32)</text:p>
          </table:table-cell>
        </table:table-row>
        <table:table-row table:style-name="ro1">
          <table:table-cell office:value-type="string">
            <text:p>[Log] <text:s/>Time:Wed Feb 05 2014 19:37:35 GMT-0500 (EST) (try.html, line 33)</text:p>
          </table:table-cell>
        </table:table-row>
        <table:table-row table:style-name="ro1">
          <table:table-cell office:value-type="string">
            <text:p>[Log] <text:s/>Latitude:45.36423543717519 (try.html, line 34)</text:p>
          </table:table-cell>
        </table:table-row>
        <table:table-row table:style-name="ro1">
          <table:table-cell office:value-type="string">
            <text:p>[Log] Longitude: -75.784432587825 (try.html, line 35)</text:p>
          </table:table-cell>
        </table:table-row>
        <table:table-row table:style-name="ro1">
          <table:table-cell office:value-type="string">
            <text:p>[Log] Accuracy: 10 (try.html, line 36)</text:p>
          </table:table-cell>
        </table:table-row>
        <table:table-row table:style-name="ro1">
          <table:table-cell office:value-type="string">
            <text:p>[Log] 68 (try.html, line 32)</text:p>
          </table:table-cell>
        </table:table-row>
        <table:table-row table:style-name="ro1">
          <table:table-cell office:value-type="string">
            <text:p>[Log] <text:s/>Time:Wed Feb 05 2014 19:37:36 GMT-0500 (EST) (try.html, line 33)</text:p>
          </table:table-cell>
        </table:table-row>
        <table:table-row table:style-name="ro1">
          <table:table-cell office:value-type="string">
            <text:p>[Log] <text:s/>Latitude:45.36419978310666 (try.html, line 34)</text:p>
          </table:table-cell>
        </table:table-row>
        <table:table-row table:style-name="ro1">
          <table:table-cell office:value-type="string">
            <text:p>[Log] Longitude: -75.7845320992382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9 (try.html, line 32)</text:p>
          </table:table-cell>
        </table:table-row>
        <table:table-row table:style-name="ro1">
          <table:table-cell office:value-type="string">
            <text:p>[Log] <text:s/>Time:Wed Feb 05 2014 19:37:37 GMT-0500 (EST) (try.html, line 33)</text:p>
          </table:table-cell>
        </table:table-row>
        <table:table-row table:style-name="ro1">
          <table:table-cell office:value-type="string">
            <text:p>[Log] <text:s/>Latitude:45.36414801153148 (try.html, line 34)</text:p>
          </table:table-cell>
        </table:table-row>
        <table:table-row table:style-name="ro1">
          <table:table-cell office:value-type="string">
            <text:p>[Log] Longitude: -75.7846386785240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0 (try.html, line 32)</text:p>
          </table:table-cell>
        </table:table-row>
        <table:table-row table:style-name="ro1">
          <table:table-cell office:value-type="string">
            <text:p>[Log] <text:s/>Time:Wed Feb 05 2014 19:37:38 GMT-0500 (EST) (try.html, line 33)</text:p>
          </table:table-cell>
        </table:table-row>
        <table:table-row table:style-name="ro1">
          <table:table-cell office:value-type="string">
            <text:p>[Log] <text:s/>Latitude:45.36409216201614 (try.html, line 34)</text:p>
          </table:table-cell>
        </table:table-row>
        <table:table-row table:style-name="ro1">
          <table:table-cell office:value-type="string">
            <text:p>[Log] Longitude: -75.7847704636515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1 (try.html, line 32)</text:p>
          </table:table-cell>
        </table:table-row>
        <table:table-row table:style-name="ro1">
          <table:table-cell office:value-type="string">
            <text:p>[Log] <text:s/>Time:Wed Feb 05 2014 19:37:39 GMT-0500 (EST) (try.html, line 33)</text:p>
          </table:table-cell>
        </table:table-row>
        <table:table-row table:style-name="ro1">
          <table:table-cell office:value-type="string">
            <text:p>[Log] <text:s/>Latitude:45.36401210400069 (try.html, line 34)</text:p>
          </table:table-cell>
        </table:table-row>
        <table:table-row table:style-name="ro1">
          <table:table-cell office:value-type="string">
            <text:p>[Log] Longitude: -75.7849620418710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2 (try.html, line 32)</text:p>
          </table:table-cell>
        </table:table-row>
        <table:table-row table:style-name="ro1">
          <table:table-cell office:value-type="string">
            <text:p>[Log] <text:s/>Time:Wed Feb 05 2014 19:37:40 GMT-0500 (EST) (try.html, line 33)</text:p>
          </table:table-cell>
        </table:table-row>
        <table:table-row table:style-name="ro1">
          <table:table-cell office:value-type="string">
            <text:p>[Log] <text:s/>Latitude:45.3639549863474 (try.html, line 34)</text:p>
          </table:table-cell>
        </table:table-row>
        <table:table-row table:style-name="ro1">
          <table:table-cell office:value-type="string">
            <text:p>[Log] Longitude: -75.78509872451832 (try.html, line 35)</text:p>
          </table:table-cell>
        </table:table-row>
        <table:table-row table:style-name="ro1">
          <table:table-cell office:value-type="string">
            <text:p>[Log] Accuracy: 10 (try.html, line 36)</text:p>
          </table:table-cell>
        </table:table-row>
        <table:table-row table:style-name="ro1">
          <table:table-cell office:value-type="string">
            <text:p>[Log] 73 (try.html, line 32)</text:p>
          </table:table-cell>
        </table:table-row>
        <table:table-row table:style-name="ro1">
          <table:table-cell office:value-type="string">
            <text:p>[Log] <text:s/>Time:Wed Feb 05 2014 19:37:41 GMT-0500 (EST) (try.html, line 33)</text:p>
          </table:table-cell>
        </table:table-row>
        <table:table-row table:style-name="ro1">
          <table:table-cell office:value-type="string">
            <text:p>[Log] <text:s/>Latitude:45.36392638770146 (try.html, line 34)</text:p>
          </table:table-cell>
        </table:table-row>
        <table:table-row table:style-name="ro1">
          <table:table-cell office:value-type="string">
            <text:p>[Log] Longitude: -75.78516716144804 (try.html, line 35)</text:p>
          </table:table-cell>
        </table:table-row>
        <table:table-row table:style-name="ro1">
          <table:table-cell office:value-type="string">
            <text:p>[Log] Accuracy: 10 (try.html, line 36)</text:p>
          </table:table-cell>
        </table:table-row>
        <table:table-row table:style-name="ro1">
          <table:table-cell office:value-type="string">
            <text:p>[Log] 74 (try.html, line 32)</text:p>
          </table:table-cell>
        </table:table-row>
        <table:table-row table:style-name="ro1">
          <table:table-cell office:value-type="string">
            <text:p>[Log] <text:s/>Time:Wed Feb 05 2014 19:37:42 GMT-0500 (EST) (try.html, line 33)</text:p>
          </table:table-cell>
        </table:table-row>
        <table:table-row table:style-name="ro1">
          <table:table-cell office:value-type="string">
            <text:p>[Log] <text:s/>Latitude:45.363854365371346 (try.html, line 34)</text:p>
          </table:table-cell>
        </table:table-row>
        <table:table-row table:style-name="ro1">
          <table:table-cell office:value-type="string">
            <text:p>[Log] Longitude: -75.7853367509233 (try.html, line 35)</text:p>
          </table:table-cell>
        </table:table-row>
        <table:table-row table:style-name="ro1">
          <table:table-cell office:value-type="string">
            <text:p>[Log] Accuracy: 10 (try.html, line 36)</text:p>
          </table:table-cell>
        </table:table-row>
        <table:table-row table:style-name="ro1">
          <table:table-cell office:value-type="string">
            <text:p>[Log] 75 (try.html, line 32)</text:p>
          </table:table-cell>
        </table:table-row>
        <table:table-row table:style-name="ro1">
          <table:table-cell office:value-type="string">
            <text:p>[Log] <text:s/>Time:Wed Feb 05 2014 19:37:43 GMT-0500 (EST) (try.html, line 33)</text:p>
          </table:table-cell>
        </table:table-row>
        <table:table-row table:style-name="ro1">
          <table:table-cell office:value-type="string">
            <text:p>[Log] <text:s/>Latitude:45.36380633893143 (try.html, line 34)</text:p>
          </table:table-cell>
        </table:table-row>
        <table:table-row table:style-name="ro1">
          <table:table-cell office:value-type="string">
            <text:p>[Log] Longitude: -75.78544978285208 (try.html, line 35)</text:p>
          </table:table-cell>
        </table:table-row>
        <table:table-row table:style-name="ro1">
          <table:table-cell office:value-type="string">
            <text:p>[Log] Accuracy: 10 (try.html, line 36)</text:p>
          </table:table-cell>
        </table:table-row>
        <table:table-row table:style-name="ro1">
          <table:table-cell office:value-type="string">
            <text:p>[Log] 76 (try.html, line 32)</text:p>
          </table:table-cell>
        </table:table-row>
        <table:table-row table:style-name="ro1">
          <table:table-cell office:value-type="string">
            <text:p>[Log] <text:s/>Time:Wed Feb 05 2014 19:37:44 GMT-0500 (EST) (try.html, line 33)</text:p>
          </table:table-cell>
        </table:table-row>
        <table:table-row table:style-name="ro1">
          <table:table-cell office:value-type="string">
            <text:p>[Log] <text:s/>Latitude:45.3637838566452 (try.html, line 34)</text:p>
          </table:table-cell>
        </table:table-row>
        <table:table-row table:style-name="ro1">
          <table:table-cell office:value-type="string">
            <text:p>[Log] Longitude: -75.78550269492553 (try.html, line 35)</text:p>
          </table:table-cell>
        </table:table-row>
        <table:table-row table:style-name="ro1">
          <table:table-cell office:value-type="string">
            <text:p>[Log] Accuracy: 10 (try.html, line 36)</text:p>
          </table:table-cell>
        </table:table-row>
        <table:table-row table:style-name="ro1">
          <table:table-cell office:value-type="string">
            <text:p>[Log] 77 (try.html, line 32)</text:p>
          </table:table-cell>
        </table:table-row>
        <table:table-row table:style-name="ro1">
          <table:table-cell office:value-type="string">
            <text:p>[Log] <text:s/>Time:Wed Feb 05 2014 19:37:45 GMT-0500 (EST) (try.html, line 33)</text:p>
          </table:table-cell>
        </table:table-row>
        <table:table-row table:style-name="ro1">
          <table:table-cell office:value-type="string">
            <text:p>[Log] <text:s/>Latitude:45.3636930783137 (try.html, line 34)</text:p>
          </table:table-cell>
        </table:table-row>
        <table:table-row table:style-name="ro1">
          <table:table-cell office:value-type="string">
            <text:p>[Log] Longitude: -75.7856888032984 (try.html, line 35)</text:p>
          </table:table-cell>
        </table:table-row>
        <table:table-row table:style-name="ro1">
          <table:table-cell office:value-type="string">
            <text:p>[Log] Accuracy: 10 (try.html, line 36)</text:p>
          </table:table-cell>
        </table:table-row>
        <table:table-row table:style-name="ro1">
          <table:table-cell office:value-type="string">
            <text:p>[Log] 78 (try.html, line 32)</text:p>
          </table:table-cell>
        </table:table-row>
        <table:table-row table:style-name="ro1">
          <table:table-cell office:value-type="string">
            <text:p>[Log] <text:s/>Time:Wed Feb 05 2014 19:37:46 GMT-0500 (EST) (try.html, line 33)</text:p>
          </table:table-cell>
        </table:table-row>
        <table:table-row table:style-name="ro1">
          <table:table-cell office:value-type="string">
            <text:p>[Log] <text:s/>Latitude:45.363629629945116 (try.html, line 34)</text:p>
          </table:table-cell>
        </table:table-row>
        <table:table-row table:style-name="ro1">
          <table:table-cell office:value-type="string">
            <text:p>[Log] Longitude: -75.78581800902612 (try.html, line 35)</text:p>
          </table:table-cell>
        </table:table-row>
        <table:table-row table:style-name="ro1">
          <table:table-cell office:value-type="string">
            <text:p>[Log] Accuracy: 10 (try.html, line 36)</text:p>
          </table:table-cell>
        </table:table-row>
        <table:table-row table:style-name="ro1">
          <table:table-cell office:value-type="string">
            <text:p>[Log] 79 (try.html, line 32)</text:p>
          </table:table-cell>
        </table:table-row>
        <table:table-row table:style-name="ro1">
          <table:table-cell office:value-type="string">
            <text:p>[Log] <text:s/>Time:Wed Feb 05 2014 19:37:47 GMT-0500 (EST) (try.html, line 33)</text:p>
          </table:table-cell>
        </table:table-row>
        <table:table-row table:style-name="ro1">
          <table:table-cell office:value-type="string">
            <text:p>[Log] <text:s/>Latitude:45.363571793932756 (try.html, line 34)</text:p>
          </table:table-cell>
        </table:table-row>
        <table:table-row table:style-name="ro1">
          <table:table-cell office:value-type="string">
            <text:p>[Log] Longitude: -75.7859445063513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80 (try.html, line 32)</text:p>
          </table:table-cell>
        </table:table-row>
        <table:table-row table:style-name="ro1">
          <table:table-cell office:value-type="string">
            <text:p>[Log] <text:s/>Time:Wed Feb 05 2014 19:37:48 GMT-0500 (EST) (try.html, line 33)</text:p>
          </table:table-cell>
        </table:table-row>
        <table:table-row table:style-name="ro1">
          <table:table-cell office:value-type="string">
            <text:p>[Log] <text:s/>Latitude:45.36350073389407 (try.html, line 34)</text:p>
          </table:table-cell>
        </table:table-row>
        <table:table-row table:style-name="ro1">
          <table:table-cell office:value-type="string">
            <text:p>[Log] Longitude: -75.7861051887448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81 (try.html, line 32)</text:p>
          </table:table-cell>
        </table:table-row>
        <table:table-row table:style-name="ro1">
          <table:table-cell office:value-type="string">
            <text:p>[Log] <text:s/>Time:Wed Feb 05 2014 19:37:49 GMT-0500 (EST) (try.html, line 33)</text:p>
          </table:table-cell>
        </table:table-row>
        <table:table-row table:style-name="ro1">
          <table:table-cell office:value-type="string">
            <text:p>[Log] <text:s/>Latitude:45.363443710273515 (try.html, line 34)</text:p>
          </table:table-cell>
        </table:table-row>
        <table:table-row table:style-name="ro1">
          <table:table-cell office:value-type="string">
            <text:p>[Log] Longitude: -75.7862344036402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82 (try.html, line 32)</text:p>
          </table:table-cell>
        </table:table-row>
        <table:table-row table:style-name="ro1">
          <table:table-cell office:value-type="string">
            <text:p>[Log] <text:s/>Time:Wed Feb 05 2014 19:37:50 GMT-0500 (EST) (try.html, line 33)</text:p>
          </table:table-cell>
        </table:table-row>
        <table:table-row table:style-name="ro1">
          <table:table-cell office:value-type="string">
            <text:p>[Log] <text:s/>Latitude:45.36336822857814 (try.html, line 34)</text:p>
          </table:table-cell>
        </table:table-row>
        <table:table-row table:style-name="ro1">
          <table:table-cell office:value-type="string">
            <text:p>[Log] Longitude: -75.7864054455421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83 (try.html, line 32)</text:p>
          </table:table-cell>
        </table:table-row>
        <table:table-row table:style-name="ro1">
          <table:table-cell office:value-type="string">
            <text:p>[Log] <text:s/>Time:Wed Feb 05 2014 19:37:51 GMT-0500 (EST) (try.html, line 33)</text:p>
          </table:table-cell>
        </table:table-row>
        <table:table-row table:style-name="ro1">
          <table:table-cell office:value-type="string">
            <text:p>[Log] <text:s/>Latitude:45.36334932679469 (try.html, line 34)</text:p>
          </table:table-cell>
        </table:table-row>
        <table:table-row table:style-name="ro1">
          <table:table-cell office:value-type="string">
            <text:p>[Log] Longitude: -75.7864482764125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84 (try.html, line 32)</text:p>
          </table:table-cell>
        </table:table-row>
        <table:table-row table:style-name="ro1">
          <table:table-cell office:value-type="string">
            <text:p>[Log] <text:s/>Time:Wed Feb 05 2014 19:37:52 GMT-0500 (EST) (try.html, line 33)</text:p>
          </table:table-cell>
        </table:table-row>
        <table:table-row table:style-name="ro1">
          <table:table-cell office:value-type="string">
            <text:p>[Log] <text:s/>Latitude:45.36328644533636 (try.html, line 34)</text:p>
          </table:table-cell>
        </table:table-row>
        <table:table-row table:style-name="ro1">
          <table:table-cell office:value-type="string">
            <text:p>[Log] Longitude: -75.7865922500059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85 (try.html, line 32)</text:p>
          </table:table-cell>
        </table:table-row>
        <table:table-row table:style-name="ro1">
          <table:table-cell office:value-type="string">
            <text:p>[Log] <text:s/>Time:Wed Feb 05 2014 19:37:53 GMT-0500 (EST) (try.html, line 33)</text:p>
          </table:table-cell>
        </table:table-row>
        <table:table-row table:style-name="ro1">
          <table:table-cell office:value-type="string">
            <text:p>[Log] <text:s/>Latitude:45.36326561274086 (try.html, line 34)</text:p>
          </table:table-cell>
        </table:table-row>
        <table:table-row table:style-name="ro1">
          <table:table-cell office:value-type="string">
            <text:p>[Log] Longitude: -75.7866399705380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86 (try.html, line 32)</text:p>
          </table:table-cell>
        </table:table-row>
        <table:table-row table:style-name="ro1">
          <table:table-cell office:value-type="string">
            <text:p>[Log] <text:s/>Time:Wed Feb 05 2014 19:37:54 GMT-0500 (EST) (try.html, line 33)</text:p>
          </table:table-cell>
        </table:table-row>
        <table:table-row table:style-name="ro1">
          <table:table-cell office:value-type="string">
            <text:p>[Log] <text:s/>Latitude:45.363236649121696 (try.html, line 34)</text:p>
          </table:table-cell>
        </table:table-row>
        <table:table-row table:style-name="ro1">
          <table:table-cell office:value-type="string">
            <text:p>[Log] Longitude: -75.7867063165758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87 (try.html, line 32)</text:p>
          </table:table-cell>
        </table:table-row>
        <table:table-row table:style-name="ro1">
          <table:table-cell office:value-type="string">
            <text:p>[Log] <text:s/>Time:Wed Feb 05 2014 19:37:55 GMT-0500 (EST) (try.html, line 33)</text:p>
          </table:table-cell>
        </table:table-row>
        <table:table-row table:style-name="ro1">
          <table:table-cell office:value-type="string">
            <text:p>[Log] <text:s/>Latitude:45.36319136915268 (try.html, line 34)</text:p>
          </table:table-cell>
        </table:table-row>
        <table:table-row table:style-name="ro1">
          <table:table-cell office:value-type="string">
            <text:p>[Log] Longitude: -75.7868100380437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88 (try.html, line 32)</text:p>
          </table:table-cell>
        </table:table-row>
        <table:table-row table:style-name="ro1">
          <table:table-cell office:value-type="string">
            <text:p>[Log] <text:s/>Time:Wed Feb 05 2014 19:37:56 GMT-0500 (EST) (try.html, line 33)</text:p>
          </table:table-cell>
        </table:table-row>
        <table:table-row table:style-name="ro1">
          <table:table-cell office:value-type="string">
            <text:p>[Log] <text:s/>Latitude:45.363152174134065 (try.html, line 34)</text:p>
          </table:table-cell>
        </table:table-row>
        <table:table-row table:style-name="ro1">
          <table:table-cell office:value-type="string">
            <text:p>[Log] Longitude: -75.7868998200137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89 (try.html, line 32)</text:p>
          </table:table-cell>
        </table:table-row>
        <table:table-row table:style-name="ro1">
          <table:table-cell office:value-type="string">
            <text:p>[Log] <text:s/>Time:Wed Feb 05 2014 19:37:57 GMT-0500 (EST) (try.html, line 33)</text:p>
          </table:table-cell>
        </table:table-row>
        <table:table-row table:style-name="ro1">
          <table:table-cell office:value-type="string">
            <text:p>[Log] <text:s/>Latitude:45.36312713069806 (try.html, line 34)</text:p>
          </table:table-cell>
        </table:table-row>
        <table:table-row table:style-name="ro1">
          <table:table-cell office:value-type="string">
            <text:p>[Log] Longitude: -75.7869571862829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90 (try.html, line 32)</text:p>
          </table:table-cell>
        </table:table-row>
        <table:table-row table:style-name="ro1">
          <table:table-cell office:value-type="string">
            <text:p>[Log] <text:s/>Time:Wed Feb 05 2014 19:37:58 GMT-0500 (EST) (try.html, line 33)</text:p>
          </table:table-cell>
        </table:table-row>
        <table:table-row table:style-name="ro1">
          <table:table-cell office:value-type="string">
            <text:p>[Log] <text:s/>Latitude:45.363077017337304 (try.html, line 34)</text:p>
          </table:table-cell>
        </table:table-row>
        <table:table-row table:style-name="ro1">
          <table:table-cell office:value-type="string">
            <text:p>[Log] Longitude: -75.7870719260245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91 (try.html, line 32)</text:p>
          </table:table-cell>
        </table:table-row>
        <table:table-row table:style-name="ro1">
          <table:table-cell office:value-type="string">
            <text:p>[Log] <text:s/>Time:Wed Feb 05 2014 19:37:59 GMT-0500 (EST) (try.html, line 33)</text:p>
          </table:table-cell>
        </table:table-row>
        <table:table-row table:style-name="ro1">
          <table:table-cell office:value-type="string">
            <text:p>[Log] <text:s/>Latitude:45.36304267740146 (try.html, line 34)</text:p>
          </table:table-cell>
        </table:table-row>
        <table:table-row table:style-name="ro1">
          <table:table-cell office:value-type="string">
            <text:p>[Log] Longitude: -75.7871505502407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92 (try.html, line 32)</text:p>
          </table:table-cell>
        </table:table-row>
        <table:table-row table:style-name="ro1">
          <table:table-cell office:value-type="string">
            <text:p>[Log] <text:s/>Time:Wed Feb 05 2014 19:38:00 GMT-0500 (EST) (try.html, line 33)</text:p>
          </table:table-cell>
        </table:table-row>
        <table:table-row table:style-name="ro1">
          <table:table-cell office:value-type="string">
            <text:p>[Log] <text:s/>Latitude:45.36299792776818 (try.html, line 34)</text:p>
          </table:table-cell>
        </table:table-row>
        <table:table-row table:style-name="ro1">
          <table:table-cell office:value-type="string">
            <text:p>[Log] Longitude: -75.7872530085296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93 (try.html, line 32)</text:p>
          </table:table-cell>
        </table:table-row>
        <table:table-row table:style-name="ro1">
          <table:table-cell office:value-type="string">
            <text:p>[Log] <text:s/>Time:Wed Feb 05 2014 19:38:01 GMT-0500 (EST) (try.html, line 33)</text:p>
          </table:table-cell>
        </table:table-row>
        <table:table-row table:style-name="ro1">
          <table:table-cell office:value-type="string">
            <text:p>[Log] <text:s/>Latitude:45.36293707356563 (try.html, line 34)</text:p>
          </table:table-cell>
        </table:table-row>
        <table:table-row table:style-name="ro1">
          <table:table-cell office:value-type="string">
            <text:p>[Log] Longitude: -75.7873924021987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94 (try.html, line 32)</text:p>
          </table:table-cell>
        </table:table-row>
        <table:table-row table:style-name="ro1">
          <table:table-cell office:value-type="string">
            <text:p>[Log] <text:s/>Time:Wed Feb 05 2014 19:38:02 GMT-0500 (EST) (try.html, line 33)</text:p>
          </table:table-cell>
        </table:table-row>
        <table:table-row table:style-name="ro1">
          <table:table-cell office:value-type="string">
            <text:p>[Log] <text:s/>Latitude:45.3628789014344 (try.html, line 34)</text:p>
          </table:table-cell>
        </table:table-row>
        <table:table-row table:style-name="ro1">
          <table:table-cell office:value-type="string">
            <text:p>[Log] Longitude: -75.787525810665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95 (try.html, line 32)</text:p>
          </table:table-cell>
        </table:table-row>
        <table:table-row table:style-name="ro1">
          <table:table-cell office:value-type="string">
            <text:p>[Log] <text:s/>Time:Wed Feb 05 2014 19:38:03 GMT-0500 (EST) (try.html, line 33)</text:p>
          </table:table-cell>
        </table:table-row>
        <table:table-row table:style-name="ro1">
          <table:table-cell office:value-type="string">
            <text:p>[Log] <text:s/>Latitude:45.36283913521826 (try.html, line 34)</text:p>
          </table:table-cell>
        </table:table-row>
        <table:table-row table:style-name="ro1">
          <table:table-cell office:value-type="string">
            <text:p>[Log] Longitude: -75.7876170083909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96 (try.html, line 32)</text:p>
          </table:table-cell>
        </table:table-row>
        <table:table-row table:style-name="ro1">
          <table:table-cell office:value-type="string">
            <text:p>[Log] <text:s/>Time:Wed Feb 05 2014 19:38:04 GMT-0500 (EST) (try.html, line 33)</text:p>
          </table:table-cell>
        </table:table-row>
        <table:table-row table:style-name="ro1">
          <table:table-cell office:value-type="string">
            <text:p>[Log] <text:s/>Latitude:45.36279214083632 (try.html, line 34)</text:p>
          </table:table-cell>
        </table:table-row>
        <table:table-row table:style-name="ro1">
          <table:table-cell office:value-type="string">
            <text:p>[Log] Longitude: -75.7877247826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97 (try.html, line 32)</text:p>
          </table:table-cell>
        </table:table-row>
        <table:table-row table:style-name="ro1">
          <table:table-cell office:value-type="string">
            <text:p>[Log] <text:s/>Time:Wed Feb 05 2014 19:38:05 GMT-0500 (EST) (try.html, line 33)</text:p>
          </table:table-cell>
        </table:table-row>
        <table:table-row table:style-name="ro1">
          <table:table-cell office:value-type="string">
            <text:p>[Log] <text:s/>Latitude:45.362744749580564 (try.html, line 34)</text:p>
          </table:table-cell>
        </table:table-row>
        <table:table-row table:style-name="ro1">
          <table:table-cell office:value-type="string">
            <text:p>[Log] Longitude: -75.787833466456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98 (try.html, line 32)</text:p>
          </table:table-cell>
        </table:table-row>
        <table:table-row table:style-name="ro1">
          <table:table-cell office:value-type="string">
            <text:p>[Log] <text:s/>Time:Wed Feb 05 2014 19:38:06 GMT-0500 (EST) (try.html, line 33)</text:p>
          </table:table-cell>
        </table:table-row>
        <table:table-row table:style-name="ro1">
          <table:table-cell office:value-type="string">
            <text:p>[Log] <text:s/>Latitude:45.362683039321915 (try.html, line 34)</text:p>
          </table:table-cell>
        </table:table-row>
        <table:table-row table:style-name="ro1">
          <table:table-cell office:value-type="string">
            <text:p>[Log] Longitude: -75.7879749889980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99 (try.html, line 32)</text:p>
          </table:table-cell>
        </table:table-row>
        <table:table-row table:style-name="ro1">
          <table:table-cell office:value-type="string">
            <text:p>[Log] <text:s/>Time:Wed Feb 05 2014 19:38:07 GMT-0500 (EST) (try.html, line 33)</text:p>
          </table:table-cell>
        </table:table-row>
        <table:table-row table:style-name="ro1">
          <table:table-cell office:value-type="string">
            <text:p>[Log] <text:s/>Latitude:45.36262168971381 (try.html, line 34)</text:p>
          </table:table-cell>
        </table:table-row>
        <table:table-row table:style-name="ro1">
          <table:table-cell office:value-type="string">
            <text:p>[Log] Longitude: -75.7881156844814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00 (try.html, line 32)</text:p>
          </table:table-cell>
        </table:table-row>
        <table:table-row table:style-name="ro1">
          <table:table-cell office:value-type="string">
            <text:p>[Log] <text:s/>Time:Wed Feb 05 2014 19:38:08 GMT-0500 (EST) (try.html, line 33)</text:p>
          </table:table-cell>
        </table:table-row>
        <table:table-row table:style-name="ro1">
          <table:table-cell office:value-type="string">
            <text:p>[Log] <text:s/>Latitude:45.36255050678531 (try.html, line 34)</text:p>
          </table:table-cell>
        </table:table-row>
        <table:table-row table:style-name="ro1">
          <table:table-cell office:value-type="string">
            <text:p>[Log] Longitude: -75.7882789305585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01 (try.html, line 32)</text:p>
          </table:table-cell>
        </table:table-row>
        <table:table-row table:style-name="ro1">
          <table:table-cell office:value-type="string">
            <text:p>[Log] <text:s/>Time:Wed Feb 05 2014 19:38:09 GMT-0500 (EST) (try.html, line 33)</text:p>
          </table:table-cell>
        </table:table-row>
        <table:table-row table:style-name="ro1">
          <table:table-cell office:value-type="string">
            <text:p>[Log] <text:s/>Latitude:45.36248892721336 (try.html, line 34)</text:p>
          </table:table-cell>
        </table:table-row>
        <table:table-row table:style-name="ro1">
          <table:table-cell office:value-type="string">
            <text:p>[Log] Longitude: -75.788420152530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02 (try.html, line 32)</text:p>
          </table:table-cell>
        </table:table-row>
        <table:table-row table:style-name="ro1">
          <table:table-cell office:value-type="string">
            <text:p>[Log] <text:s/>Time:Wed Feb 05 2014 19:38:10 GMT-0500 (EST) (try.html, line 33)</text:p>
          </table:table-cell>
        </table:table-row>
        <table:table-row table:style-name="ro1">
          <table:table-cell office:value-type="string">
            <text:p>[Log] <text:s/>Latitude:45.362432706139074 (try.html, line 34)</text:p>
          </table:table-cell>
        </table:table-row>
        <table:table-row table:style-name="ro1">
          <table:table-cell office:value-type="string">
            <text:p>[Log] Longitude: -75.7885473839269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03 (try.html, line 32)</text:p>
          </table:table-cell>
        </table:table-row>
        <table:table-row table:style-name="ro1">
          <table:table-cell office:value-type="string">
            <text:p>[Log] <text:s/>Time:Wed Feb 05 2014 19:38:11 GMT-0500 (EST) (try.html, line 33)</text:p>
          </table:table-cell>
        </table:table-row>
        <table:table-row table:style-name="ro1">
          <table:table-cell office:value-type="string">
            <text:p>[Log] <text:s/>Latitude:45.36235738850127 (try.html, line 34)</text:p>
          </table:table-cell>
        </table:table-row>
        <table:table-row table:style-name="ro1">
          <table:table-cell office:value-type="string">
            <text:p>[Log] Longitude: -75.7887177971861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04 (try.html, line 32)</text:p>
          </table:table-cell>
        </table:table-row>
        <table:table-row table:style-name="ro1">
          <table:table-cell office:value-type="string">
            <text:p>[Log] <text:s/>Time:Wed Feb 05 2014 19:38:12 GMT-0500 (EST) (try.html, line 33)</text:p>
          </table:table-cell>
        </table:table-row>
        <table:table-row table:style-name="ro1">
          <table:table-cell office:value-type="string">
            <text:p>[Log] <text:s/>Latitude:45.36228531402258 (try.html, line 34)</text:p>
          </table:table-cell>
        </table:table-row>
        <table:table-row table:style-name="ro1">
          <table:table-cell office:value-type="string">
            <text:p>[Log] Longitude: -75.7888808716961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05 (try.html, line 32)</text:p>
          </table:table-cell>
        </table:table-row>
        <table:table-row table:style-name="ro1">
          <table:table-cell office:value-type="string">
            <text:p>[Log] <text:s/>Time:Wed Feb 05 2014 19:38:13 GMT-0500 (EST) (try.html, line 33)</text:p>
          </table:table-cell>
        </table:table-row>
        <table:table-row table:style-name="ro1">
          <table:table-cell office:value-type="string">
            <text:p>[Log] <text:s/>Latitude:45.36221216511243 (try.html, line 34)</text:p>
          </table:table-cell>
        </table:table-row>
        <table:table-row table:style-name="ro1">
          <table:table-cell office:value-type="string">
            <text:p>[Log] Longitude: -75.7890463776129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06 (try.html, line 32)</text:p>
          </table:table-cell>
        </table:table-row>
        <table:table-row table:style-name="ro1">
          <table:table-cell office:value-type="string">
            <text:p>[Log] <text:s/>Time:Wed Feb 05 2014 19:38:14 GMT-0500 (EST) (try.html, line 33)</text:p>
          </table:table-cell>
        </table:table-row>
        <table:table-row table:style-name="ro1">
          <table:table-cell office:value-type="string">
            <text:p>[Log] <text:s/>Latitude:45.3621377432321 (try.html, line 34)</text:p>
          </table:table-cell>
        </table:table-row>
        <table:table-row table:style-name="ro1">
          <table:table-cell office:value-type="string">
            <text:p>[Log] Longitude: -75.7892108845771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07 (try.html, line 32)</text:p>
          </table:table-cell>
        </table:table-row>
        <table:table-row table:style-name="ro1">
          <table:table-cell office:value-type="string">
            <text:p>[Log] <text:s/>Time:Wed Feb 05 2014 19:38:15 GMT-0500 (EST) (try.html, line 33)</text:p>
          </table:table-cell>
        </table:table-row>
        <table:table-row table:style-name="ro1">
          <table:table-cell office:value-type="string">
            <text:p>[Log] <text:s/>Latitude:45.362062627187214 (try.html, line 34)</text:p>
          </table:table-cell>
        </table:table-row>
        <table:table-row table:style-name="ro1">
          <table:table-cell office:value-type="string">
            <text:p>[Log] Longitude: -75.7893756672274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08 (try.html, line 32)</text:p>
          </table:table-cell>
        </table:table-row>
        <table:table-row table:style-name="ro1">
          <table:table-cell office:value-type="string">
            <text:p>[Log] <text:s/>Time:Wed Feb 05 2014 19:38:16 GMT-0500 (EST) (try.html, line 33)</text:p>
          </table:table-cell>
        </table:table-row>
        <table:table-row table:style-name="ro1">
          <table:table-cell office:value-type="string">
            <text:p>[Log] <text:s/>Latitude:45.361988604710895 (try.html, line 34)</text:p>
          </table:table-cell>
        </table:table-row>
        <table:table-row table:style-name="ro1">
          <table:table-cell office:value-type="string">
            <text:p>[Log] Longitude: -75.789538050557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09 (try.html, line 32)</text:p>
          </table:table-cell>
        </table:table-row>
        <table:table-row table:style-name="ro1">
          <table:table-cell office:value-type="string">
            <text:p>[Log] <text:s/>Time:Wed Feb 05 2014 19:38:17 GMT-0500 (EST) (try.html, line 33)</text:p>
          </table:table-cell>
        </table:table-row>
        <table:table-row table:style-name="ro1">
          <table:table-cell office:value-type="string">
            <text:p>[Log] <text:s/>Latitude:45.36191662822487 (try.html, line 34)</text:p>
          </table:table-cell>
        </table:table-row>
        <table:table-row table:style-name="ro1">
          <table:table-cell office:value-type="string">
            <text:p>[Log] Longitude: -75.7896959459685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10 (try.html, line 32)</text:p>
          </table:table-cell>
        </table:table-row>
        <table:table-row table:style-name="ro1">
          <table:table-cell office:value-type="string">
            <text:p>[Log] <text:s/>Time:Wed Feb 05 2014 19:38:18 GMT-0500 (EST) (try.html, line 33)</text:p>
          </table:table-cell>
        </table:table-row>
        <table:table-row table:style-name="ro1">
          <table:table-cell office:value-type="string">
            <text:p>[Log] <text:s/>Latitude:45.36183126970366 (try.html, line 34)</text:p>
          </table:table-cell>
        </table:table-row>
        <table:table-row table:style-name="ro1">
          <table:table-cell office:value-type="string">
            <text:p>[Log] Longitude: -75.7898831967031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11 (try.html, line 32)</text:p>
          </table:table-cell>
        </table:table-row>
        <table:table-row table:style-name="ro1">
          <table:table-cell office:value-type="string">
            <text:p>[Log] <text:s/>Time:Wed Feb 05 2014 19:38:19 GMT-0500 (EST) (try.html, line 33)</text:p>
          </table:table-cell>
        </table:table-row>
        <table:table-row table:style-name="ro1">
          <table:table-cell office:value-type="string">
            <text:p>[Log] <text:s/>Latitude:45.361754645138284 (try.html, line 34)</text:p>
          </table:table-cell>
        </table:table-row>
        <table:table-row table:style-name="ro1">
          <table:table-cell office:value-type="string">
            <text:p>[Log] Longitude: -75.7900526299999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12 (try.html, line 32)</text:p>
          </table:table-cell>
        </table:table-row>
        <table:table-row table:style-name="ro1">
          <table:table-cell office:value-type="string">
            <text:p>[Log] <text:s/>Time:Wed Feb 05 2014 19:38:20 GMT-0500 (EST) (try.html, line 33)</text:p>
          </table:table-cell>
        </table:table-row>
        <table:table-row table:style-name="ro1">
          <table:table-cell office:value-type="string">
            <text:p>[Log] <text:s/>Latitude:45.36167476877798 (try.html, line 34)</text:p>
          </table:table-cell>
        </table:table-row>
        <table:table-row table:style-name="ro1">
          <table:table-cell office:value-type="string">
            <text:p>[Log] Longitude: -75.7902295451276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13 (try.html, line 32)</text:p>
          </table:table-cell>
        </table:table-row>
        <table:table-row table:style-name="ro1">
          <table:table-cell office:value-type="string">
            <text:p>[Log] <text:s/>Time:Wed Feb 05 2014 19:38:21 GMT-0500 (EST) (try.html, line 33)</text:p>
          </table:table-cell>
        </table:table-row>
        <table:table-row table:style-name="ro1">
          <table:table-cell office:value-type="string">
            <text:p>[Log] <text:s/>Latitude:45.36159833713082 (try.html, line 34)</text:p>
          </table:table-cell>
        </table:table-row>
        <table:table-row table:style-name="ro1">
          <table:table-cell office:value-type="string">
            <text:p>[Log] Longitude: -75.7903988304315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14 (try.html, line 32)</text:p>
          </table:table-cell>
        </table:table-row>
        <table:table-row table:style-name="ro1">
          <table:table-cell office:value-type="string">
            <text:p>[Log] <text:s/>Time:Wed Feb 05 2014 19:38:22 GMT-0500 (EST) (try.html, line 33)</text:p>
          </table:table-cell>
        </table:table-row>
        <table:table-row table:style-name="ro1">
          <table:table-cell office:value-type="string">
            <text:p>[Log] <text:s/>Latitude:45.361520988499684 (try.html, line 34)</text:p>
          </table:table-cell>
        </table:table-row>
        <table:table-row table:style-name="ro1">
          <table:table-cell office:value-type="string">
            <text:p>[Log] Longitude: -75.7905701463823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15 (try.html, line 32)</text:p>
          </table:table-cell>
        </table:table-row>
        <table:table-row table:style-name="ro1">
          <table:table-cell office:value-type="string">
            <text:p>[Log] <text:s/>Time:Wed Feb 05 2014 19:38:23 GMT-0500 (EST) (try.html, line 33)</text:p>
          </table:table-cell>
        </table:table-row>
        <table:table-row table:style-name="ro1">
          <table:table-cell office:value-type="string">
            <text:p>[Log] <text:s/>Latitude:45.361447151773824 (try.html, line 34)</text:p>
          </table:table-cell>
        </table:table-row>
        <table:table-row table:style-name="ro1">
          <table:table-cell office:value-type="string">
            <text:p>[Log] Longitude: -75.7907336838616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16 (try.html, line 32)</text:p>
          </table:table-cell>
        </table:table-row>
        <table:table-row table:style-name="ro1">
          <table:table-cell office:value-type="string">
            <text:p>[Log] <text:s/>Time:Wed Feb 05 2014 19:38:24 GMT-0500 (EST) (try.html, line 33)</text:p>
          </table:table-cell>
        </table:table-row>
        <table:table-row table:style-name="ro1">
          <table:table-cell office:value-type="string">
            <text:p>[Log] <text:s/>Latitude:45.36136841248511 (try.html, line 34)</text:p>
          </table:table-cell>
        </table:table-row>
        <table:table-row table:style-name="ro1">
          <table:table-cell office:value-type="string">
            <text:p>[Log] Longitude: -75.7909080795070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17 (try.html, line 32)</text:p>
          </table:table-cell>
        </table:table-row>
        <table:table-row table:style-name="ro1">
          <table:table-cell office:value-type="string">
            <text:p>[Log] <text:s/>Time:Wed Feb 05 2014 19:38:25 GMT-0500 (EST) (try.html, line 33)</text:p>
          </table:table-cell>
        </table:table-row>
        <table:table-row table:style-name="ro1">
          <table:table-cell office:value-type="string">
            <text:p>[Log] <text:s/>Latitude:45.36129434297447 (try.html, line 34)</text:p>
          </table:table-cell>
        </table:table-row>
        <table:table-row table:style-name="ro1">
          <table:table-cell office:value-type="string">
            <text:p>[Log] Longitude: -75.791074069020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18 (try.html, line 32)</text:p>
          </table:table-cell>
        </table:table-row>
        <table:table-row table:style-name="ro1">
          <table:table-cell office:value-type="string">
            <text:p>[Log] <text:s/>Time:Wed Feb 05 2014 19:38:26 GMT-0500 (EST) (try.html, line 33)</text:p>
          </table:table-cell>
        </table:table-row>
        <table:table-row table:style-name="ro1">
          <table:table-cell office:value-type="string">
            <text:p>[Log] <text:s/>Latitude:45.36122268112612 (try.html, line 34)</text:p>
          </table:table-cell>
        </table:table-row>
        <table:table-row table:style-name="ro1">
          <table:table-cell office:value-type="string">
            <text:p>[Log] Longitude: -75.7912353407664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19 (try.html, line 32)</text:p>
          </table:table-cell>
        </table:table-row>
        <table:table-row table:style-name="ro1">
          <table:table-cell office:value-type="string">
            <text:p>[Log] <text:s/>Time:Wed Feb 05 2014 19:38:27 GMT-0500 (EST) (try.html, line 33)</text:p>
          </table:table-cell>
        </table:table-row>
        <table:table-row table:style-name="ro1">
          <table:table-cell office:value-type="string">
            <text:p>[Log] <text:s/>Latitude:45.3611443019072 (try.html, line 34)</text:p>
          </table:table-cell>
        </table:table-row>
        <table:table-row table:style-name="ro1">
          <table:table-cell office:value-type="string">
            <text:p>[Log] Longitude: -75.7914170234289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20 (try.html, line 32)</text:p>
          </table:table-cell>
        </table:table-row>
        <table:table-row table:style-name="ro1">
          <table:table-cell office:value-type="string">
            <text:p>[Log] <text:s/>Time:Wed Feb 05 2014 19:38:28 GMT-0500 (EST) (try.html, line 33)</text:p>
          </table:table-cell>
        </table:table-row>
        <table:table-row table:style-name="ro1">
          <table:table-cell office:value-type="string">
            <text:p>[Log] <text:s/>Latitude:45.36105775294624 (try.html, line 34)</text:p>
          </table:table-cell>
        </table:table-row>
        <table:table-row table:style-name="ro1">
          <table:table-cell office:value-type="string">
            <text:p>[Log] Longitude: -75.7916203405693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21 (try.html, line 32)</text:p>
          </table:table-cell>
        </table:table-row>
        <table:table-row table:style-name="ro1">
          <table:table-cell office:value-type="string">
            <text:p>[Log] <text:s/>Time:Wed Feb 05 2014 19:38:29 GMT-0500 (EST) (try.html, line 33)</text:p>
          </table:table-cell>
        </table:table-row>
        <table:table-row table:style-name="ro1">
          <table:table-cell office:value-type="string">
            <text:p>[Log] <text:s/>Latitude:45.3609800182317 (try.html, line 34)</text:p>
          </table:table-cell>
        </table:table-row>
        <table:table-row table:style-name="ro1">
          <table:table-cell office:value-type="string">
            <text:p>[Log] Longitude: -75.7918089484519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22 (try.html, line 32)</text:p>
          </table:table-cell>
        </table:table-row>
        <table:table-row table:style-name="ro1">
          <table:table-cell office:value-type="string">
            <text:p>[Log] <text:s/>Time:Wed Feb 05 2014 19:38:30 GMT-0500 (EST) (try.html, line 33)</text:p>
          </table:table-cell>
        </table:table-row>
        <table:table-row table:style-name="ro1">
          <table:table-cell office:value-type="string">
            <text:p>[Log] <text:s/>Latitude:45.36090659800753 (try.html, line 34)</text:p>
          </table:table-cell>
        </table:table-row>
        <table:table-row table:style-name="ro1">
          <table:table-cell office:value-type="string">
            <text:p>[Log] Longitude: -75.7919885860610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23 (try.html, line 32)</text:p>
          </table:table-cell>
        </table:table-row>
        <table:table-row table:style-name="ro1">
          <table:table-cell office:value-type="string">
            <text:p>[Log] <text:s/>Time:Wed Feb 05 2014 19:38:31 GMT-0500 (EST) (try.html, line 33)</text:p>
          </table:table-cell>
        </table:table-row>
        <table:table-row table:style-name="ro1">
          <table:table-cell office:value-type="string">
            <text:p>[Log] <text:s/>Latitude:45.36083246083072 (try.html, line 34)</text:p>
          </table:table-cell>
        </table:table-row>
        <table:table-row table:style-name="ro1">
          <table:table-cell office:value-type="string">
            <text:p>[Log] Longitude: -75.7921699778125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24 (try.html, line 32)</text:p>
          </table:table-cell>
        </table:table-row>
        <table:table-row table:style-name="ro1">
          <table:table-cell office:value-type="string">
            <text:p>[Log] <text:s/>Time:Wed Feb 05 2014 19:38:32 GMT-0500 (EST) (try.html, line 33)</text:p>
          </table:table-cell>
        </table:table-row>
        <table:table-row table:style-name="ro1">
          <table:table-cell office:value-type="string">
            <text:p>[Log] <text:s/>Latitude:45.36077037728897 (try.html, line 34)</text:p>
          </table:table-cell>
        </table:table-row>
        <table:table-row table:style-name="ro1">
          <table:table-cell office:value-type="string">
            <text:p>[Log] Longitude: -75.7923193470924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25 (try.html, line 32)</text:p>
          </table:table-cell>
        </table:table-row>
        <table:table-row table:style-name="ro1">
          <table:table-cell office:value-type="string">
            <text:p>[Log] <text:s/>Time:Wed Feb 05 2014 19:38:33 GMT-0500 (EST) (try.html, line 33)</text:p>
          </table:table-cell>
        </table:table-row>
        <table:table-row table:style-name="ro1">
          <table:table-cell office:value-type="string">
            <text:p>[Log] <text:s/>Latitude:45.36066456175721 (try.html, line 34)</text:p>
          </table:table-cell>
        </table:table-row>
        <table:table-row table:style-name="ro1">
          <table:table-cell office:value-type="string">
            <text:p>[Log] Longitude: -75.7925602975046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26 (try.html, line 32)</text:p>
          </table:table-cell>
        </table:table-row>
        <table:table-row table:style-name="ro1">
          <table:table-cell office:value-type="string">
            <text:p>[Log] <text:s/>Time:Wed Feb 05 2014 19:38:34 GMT-0500 (EST) (try.html, line 33)</text:p>
          </table:table-cell>
        </table:table-row>
        <table:table-row table:style-name="ro1">
          <table:table-cell office:value-type="string">
            <text:p>[Log] <text:s/>Latitude:45.360585233466324 (try.html, line 34)</text:p>
          </table:table-cell>
        </table:table-row>
        <table:table-row table:style-name="ro1">
          <table:table-cell office:value-type="string">
            <text:p>[Log] Longitude: -75.792743853326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27 (try.html, line 32)</text:p>
          </table:table-cell>
        </table:table-row>
        <table:table-row table:style-name="ro1">
          <table:table-cell office:value-type="string">
            <text:p>[Log] <text:s/>Time:Wed Feb 05 2014 19:38:35 GMT-0500 (EST) (try.html, line 33)</text:p>
          </table:table-cell>
        </table:table-row>
        <table:table-row table:style-name="ro1">
          <table:table-cell office:value-type="string">
            <text:p>[Log] <text:s/>Latitude:45.36050382148407 (try.html, line 34)</text:p>
          </table:table-cell>
        </table:table-row>
        <table:table-row table:style-name="ro1">
          <table:table-cell office:value-type="string">
            <text:p>[Log] Longitude: -75.7929322303789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28 (try.html, line 32)</text:p>
          </table:table-cell>
        </table:table-row>
        <table:table-row table:style-name="ro1">
          <table:table-cell office:value-type="string">
            <text:p>[Log] <text:s/>Time:Wed Feb 05 2014 19:38:36 GMT-0500 (EST) (try.html, line 33)</text:p>
          </table:table-cell>
        </table:table-row>
        <table:table-row table:style-name="ro1">
          <table:table-cell office:value-type="string">
            <text:p>[Log] <text:s/>Latitude:45.36042040080055 (try.html, line 34)</text:p>
          </table:table-cell>
        </table:table-row>
        <table:table-row table:style-name="ro1">
          <table:table-cell office:value-type="string">
            <text:p>[Log] Longitude: -75.7931252549678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29 (try.html, line 32)</text:p>
          </table:table-cell>
        </table:table-row>
        <table:table-row table:style-name="ro1">
          <table:table-cell office:value-type="string">
            <text:p>[Log] <text:s/>Time:Wed Feb 05 2014 19:38:37 GMT-0500 (EST) (try.html, line 33)</text:p>
          </table:table-cell>
        </table:table-row>
        <table:table-row table:style-name="ro1">
          <table:table-cell office:value-type="string">
            <text:p>[Log] <text:s/>Latitude:45.360335685567385 (try.html, line 34)</text:p>
          </table:table-cell>
        </table:table-row>
        <table:table-row table:style-name="ro1">
          <table:table-cell office:value-type="string">
            <text:p>[Log] Longitude: -75.7933188730021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30 (try.html, line 32)</text:p>
          </table:table-cell>
        </table:table-row>
        <table:table-row table:style-name="ro1">
          <table:table-cell office:value-type="string">
            <text:p>[Log] <text:s/>Time:Wed Feb 05 2014 19:38:38 GMT-0500 (EST) (try.html, line 33)</text:p>
          </table:table-cell>
        </table:table-row>
        <table:table-row table:style-name="ro1">
          <table:table-cell office:value-type="string">
            <text:p>[Log] <text:s/>Latitude:45.36024777451117 (try.html, line 34)</text:p>
          </table:table-cell>
        </table:table-row>
        <table:table-row table:style-name="ro1">
          <table:table-cell office:value-type="string">
            <text:p>[Log] Longitude: -75.7935198483664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31 (try.html, line 32)</text:p>
          </table:table-cell>
        </table:table-row>
        <table:table-row table:style-name="ro1">
          <table:table-cell office:value-type="string">
            <text:p>[Log] <text:s/>Time:Wed Feb 05 2014 19:38:39 GMT-0500 (EST) (try.html, line 33)</text:p>
          </table:table-cell>
        </table:table-row>
        <table:table-row table:style-name="ro1">
          <table:table-cell office:value-type="string">
            <text:p>[Log] <text:s/>Latitude:45.360154793148254 (try.html, line 34)</text:p>
          </table:table-cell>
        </table:table-row>
        <table:table-row table:style-name="ro1">
          <table:table-cell office:value-type="string">
            <text:p>[Log] Longitude: -75.7937325718194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32 (try.html, line 32)</text:p>
          </table:table-cell>
        </table:table-row>
        <table:table-row table:style-name="ro1">
          <table:table-cell office:value-type="string">
            <text:p>[Log] <text:s/>Time:Wed Feb 05 2014 19:38:40 GMT-0500 (EST) (try.html, line 33)</text:p>
          </table:table-cell>
        </table:table-row>
        <table:table-row table:style-name="ro1">
          <table:table-cell office:value-type="string">
            <text:p>[Log] <text:s/>Latitude:45.360078665686345 (try.html, line 34)</text:p>
          </table:table-cell>
        </table:table-row>
        <table:table-row table:style-name="ro1">
          <table:table-cell office:value-type="string">
            <text:p>[Log] Longitude: -75.7939098929455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33 (try.html, line 32)</text:p>
          </table:table-cell>
        </table:table-row>
        <table:table-row table:style-name="ro1">
          <table:table-cell office:value-type="string">
            <text:p>[Log] <text:s/>Time:Wed Feb 05 2014 19:38:41 GMT-0500 (EST) (try.html, line 33)</text:p>
          </table:table-cell>
        </table:table-row>
        <table:table-row table:style-name="ro1">
          <table:table-cell office:value-type="string">
            <text:p>[Log] <text:s/>Latitude:45.36000212489057 (try.html, line 34)</text:p>
          </table:table-cell>
        </table:table-row>
        <table:table-row table:style-name="ro1">
          <table:table-cell office:value-type="string">
            <text:p>[Log] Longitude: -75.7940881766398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34 (try.html, line 32)</text:p>
          </table:table-cell>
        </table:table-row>
        <table:table-row table:style-name="ro1">
          <table:table-cell office:value-type="string">
            <text:p>[Log] <text:s/>Time:Wed Feb 05 2014 19:38:42 GMT-0500 (EST) (try.html, line 33)</text:p>
          </table:table-cell>
        </table:table-row>
        <table:table-row table:style-name="ro1">
          <table:table-cell office:value-type="string">
            <text:p>[Log] <text:s/>Latitude:45.35993072272558 (try.html, line 34)</text:p>
          </table:table-cell>
        </table:table-row>
        <table:table-row table:style-name="ro1">
          <table:table-cell office:value-type="string">
            <text:p>[Log] Longitude: -75.7942544909110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35 (try.html, line 32)</text:p>
          </table:table-cell>
        </table:table-row>
        <table:table-row table:style-name="ro1">
          <table:table-cell office:value-type="string">
            <text:p>[Log] <text:s/>Time:Wed Feb 05 2014 19:38:43 GMT-0500 (EST) (try.html, line 33)</text:p>
          </table:table-cell>
        </table:table-row>
        <table:table-row table:style-name="ro1">
          <table:table-cell office:value-type="string">
            <text:p>[Log] <text:s/>Latitude:45.35986695456593 (try.html, line 34)</text:p>
          </table:table-cell>
        </table:table-row>
        <table:table-row table:style-name="ro1">
          <table:table-cell office:value-type="string">
            <text:p>[Log] Longitude: -75.7944030233920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36 (try.html, line 32)</text:p>
          </table:table-cell>
        </table:table-row>
        <table:table-row table:style-name="ro1">
          <table:table-cell office:value-type="string">
            <text:p>[Log] <text:s/>Time:Wed Feb 05 2014 19:38:44 GMT-0500 (EST) (try.html, line 33)</text:p>
          </table:table-cell>
        </table:table-row>
        <table:table-row table:style-name="ro1">
          <table:table-cell office:value-type="string">
            <text:p>[Log] <text:s/>Latitude:45.35980563911653 (try.html, line 34)</text:p>
          </table:table-cell>
        </table:table-row>
        <table:table-row table:style-name="ro1">
          <table:table-cell office:value-type="string">
            <text:p>[Log] Longitude: -75.7945419258317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37 (try.html, line 32)</text:p>
          </table:table-cell>
        </table:table-row>
        <table:table-row table:style-name="ro1">
          <table:table-cell office:value-type="string">
            <text:p>[Log] <text:s/>Time:Wed Feb 05 2014 19:38:45 GMT-0500 (EST) (try.html, line 33)</text:p>
          </table:table-cell>
        </table:table-row>
        <table:table-row table:style-name="ro1">
          <table:table-cell office:value-type="string">
            <text:p>[Log] <text:s/>Latitude:45.35974513715515 (try.html, line 34)</text:p>
          </table:table-cell>
        </table:table-row>
        <table:table-row table:style-name="ro1">
          <table:table-cell office:value-type="string">
            <text:p>[Log] Longitude: -75.7946788973640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38 (try.html, line 32)</text:p>
          </table:table-cell>
        </table:table-row>
        <table:table-row table:style-name="ro1">
          <table:table-cell office:value-type="string">
            <text:p>[Log] <text:s/>Time:Wed Feb 05 2014 19:38:46 GMT-0500 (EST) (try.html, line 33)</text:p>
          </table:table-cell>
        </table:table-row>
        <table:table-row table:style-name="ro1">
          <table:table-cell office:value-type="string">
            <text:p>[Log] <text:s/>Latitude:45.359679259969695 (try.html, line 34)</text:p>
          </table:table-cell>
        </table:table-row>
        <table:table-row table:style-name="ro1">
          <table:table-cell office:value-type="string">
            <text:p>[Log] Longitude: -75.7948302686418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39 (try.html, line 32)</text:p>
          </table:table-cell>
        </table:table-row>
        <table:table-row table:style-name="ro1">
          <table:table-cell office:value-type="string">
            <text:p>[Log] <text:s/>Time:Wed Feb 05 2014 19:38:47 GMT-0500 (EST) (try.html, line 33)</text:p>
          </table:table-cell>
        </table:table-row>
        <table:table-row table:style-name="ro1">
          <table:table-cell office:value-type="string">
            <text:p>[Log] <text:s/>Latitude:45.359614874888926 (try.html, line 34)</text:p>
          </table:table-cell>
        </table:table-row>
        <table:table-row table:style-name="ro1">
          <table:table-cell office:value-type="string">
            <text:p>[Log] Longitude: -75.794978211197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40 (try.html, line 32)</text:p>
          </table:table-cell>
        </table:table-row>
        <table:table-row table:style-name="ro1">
          <table:table-cell office:value-type="string">
            <text:p>[Log] <text:s/>Time:Wed Feb 05 2014 19:38:48 GMT-0500 (EST) (try.html, line 33)</text:p>
          </table:table-cell>
        </table:table-row>
        <table:table-row table:style-name="ro1">
          <table:table-cell office:value-type="string">
            <text:p>[Log] <text:s/>Latitude:45.35955031350727 (try.html, line 34)</text:p>
          </table:table-cell>
        </table:table-row>
        <table:table-row table:style-name="ro1">
          <table:table-cell office:value-type="string">
            <text:p>[Log] Longitude: -75.7951265590963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41 (try.html, line 32)</text:p>
          </table:table-cell>
        </table:table-row>
        <table:table-row table:style-name="ro1">
          <table:table-cell office:value-type="string">
            <text:p>[Log] <text:s/>Time:Wed Feb 05 2014 19:38:49 GMT-0500 (EST) (try.html, line 33)</text:p>
          </table:table-cell>
        </table:table-row>
        <table:table-row table:style-name="ro1">
          <table:table-cell office:value-type="string">
            <text:p>[Log] <text:s/>Latitude:45.359486651135825 (try.html, line 34)</text:p>
          </table:table-cell>
        </table:table-row>
        <table:table-row table:style-name="ro1">
          <table:table-cell office:value-type="string">
            <text:p>[Log] Longitude: -75.7952728409873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42 (try.html, line 32)</text:p>
          </table:table-cell>
        </table:table-row>
        <table:table-row table:style-name="ro1">
          <table:table-cell office:value-type="string">
            <text:p>[Log] <text:s/>Time:Wed Feb 05 2014 19:38:50 GMT-0500 (EST) (try.html, line 33)</text:p>
          </table:table-cell>
        </table:table-row>
        <table:table-row table:style-name="ro1">
          <table:table-cell office:value-type="string">
            <text:p>[Log] <text:s/>Latitude:45.359423156638485 (try.html, line 34)</text:p>
          </table:table-cell>
        </table:table-row>
        <table:table-row table:style-name="ro1">
          <table:table-cell office:value-type="string">
            <text:p>[Log] Longitude: -75.7954217062069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43 (try.html, line 32)</text:p>
          </table:table-cell>
        </table:table-row>
        <table:table-row table:style-name="ro1">
          <table:table-cell office:value-type="string">
            <text:p>[Log] <text:s/>Time:Wed Feb 05 2014 19:38:51 GMT-0500 (EST) (try.html, line 33)</text:p>
          </table:table-cell>
        </table:table-row>
        <table:table-row table:style-name="ro1">
          <table:table-cell office:value-type="string">
            <text:p>[Log] <text:s/>Latitude:45.35935526970852 (try.html, line 34)</text:p>
          </table:table-cell>
        </table:table-row>
        <table:table-row table:style-name="ro1">
          <table:table-cell office:value-type="string">
            <text:p>[Log] Longitude: -75.795572946517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44 (try.html, line 32)</text:p>
          </table:table-cell>
        </table:table-row>
        <table:table-row table:style-name="ro1">
          <table:table-cell office:value-type="string">
            <text:p>[Log] <text:s/>Time:Wed Feb 05 2014 19:38:52 GMT-0500 (EST) (try.html, line 33)</text:p>
          </table:table-cell>
        </table:table-row>
        <table:table-row table:style-name="ro1">
          <table:table-cell office:value-type="string">
            <text:p>[Log] <text:s/>Latitude:45.35928281272131 (try.html, line 34)</text:p>
          </table:table-cell>
        </table:table-row>
        <table:table-row table:style-name="ro1">
          <table:table-cell office:value-type="string">
            <text:p>[Log] Longitude: -75.7957343675661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45 (try.html, line 32)</text:p>
          </table:table-cell>
        </table:table-row>
        <table:table-row table:style-name="ro1">
          <table:table-cell office:value-type="string">
            <text:p>[Log] <text:s/>Time:Wed Feb 05 2014 19:38:53 GMT-0500 (EST) (try.html, line 33)</text:p>
          </table:table-cell>
        </table:table-row>
        <table:table-row table:style-name="ro1">
          <table:table-cell office:value-type="string">
            <text:p>[Log] <text:s/>Latitude:45.35921330183472 (try.html, line 34)</text:p>
          </table:table-cell>
        </table:table-row>
        <table:table-row table:style-name="ro1">
          <table:table-cell office:value-type="string">
            <text:p>[Log] Longitude: -75.7958886345295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46 (try.html, line 32)</text:p>
          </table:table-cell>
        </table:table-row>
        <table:table-row table:style-name="ro1">
          <table:table-cell office:value-type="string">
            <text:p>[Log] <text:s/>Time:Wed Feb 05 2014 19:38:54 GMT-0500 (EST) (try.html, line 33)</text:p>
          </table:table-cell>
        </table:table-row>
        <table:table-row table:style-name="ro1">
          <table:table-cell office:value-type="string">
            <text:p>[Log] <text:s/>Latitude:45.359127921520106 (try.html, line 34)</text:p>
          </table:table-cell>
        </table:table-row>
        <table:table-row table:style-name="ro1">
          <table:table-cell office:value-type="string">
            <text:p>[Log] Longitude: -75.7960752399230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47 (try.html, line 32)</text:p>
          </table:table-cell>
        </table:table-row>
        <table:table-row table:style-name="ro1">
          <table:table-cell office:value-type="string">
            <text:p>[Log] <text:s/>Time:Wed Feb 05 2014 19:38:55 GMT-0500 (EST) (try.html, line 33)</text:p>
          </table:table-cell>
        </table:table-row>
        <table:table-row table:style-name="ro1">
          <table:table-cell office:value-type="string">
            <text:p>[Log] <text:s/>Latitude:45.3590349949702 (try.html, line 34)</text:p>
          </table:table-cell>
        </table:table-row>
        <table:table-row table:style-name="ro1">
          <table:table-cell office:value-type="string">
            <text:p>[Log] Longitude: -75.7962783367111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48 (try.html, line 32)</text:p>
          </table:table-cell>
        </table:table-row>
        <table:table-row table:style-name="ro1">
          <table:table-cell office:value-type="string">
            <text:p>[Log] <text:s/>Time:Wed Feb 05 2014 19:38:56 GMT-0500 (EST) (try.html, line 33)</text:p>
          </table:table-cell>
        </table:table-row>
        <table:table-row table:style-name="ro1">
          <table:table-cell office:value-type="string">
            <text:p>[Log] <text:s/>Latitude:45.35894560758159 (try.html, line 34)</text:p>
          </table:table-cell>
        </table:table-row>
        <table:table-row table:style-name="ro1">
          <table:table-cell office:value-type="string">
            <text:p>[Log] Longitude: -75.7964736985741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49 (try.html, line 32)</text:p>
          </table:table-cell>
        </table:table-row>
        <table:table-row table:style-name="ro1">
          <table:table-cell office:value-type="string">
            <text:p>[Log] <text:s/>Time:Wed Feb 05 2014 19:38:57 GMT-0500 (EST) (try.html, line 33)</text:p>
          </table:table-cell>
        </table:table-row>
        <table:table-row table:style-name="ro1">
          <table:table-cell office:value-type="string">
            <text:p>[Log] <text:s/>Latitude:45.3588648405853 (try.html, line 34)</text:p>
          </table:table-cell>
        </table:table-row>
        <table:table-row table:style-name="ro1">
          <table:table-cell office:value-type="string">
            <text:p>[Log] Longitude: -75.7966560625936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50 (try.html, line 32)</text:p>
          </table:table-cell>
        </table:table-row>
        <table:table-row table:style-name="ro1">
          <table:table-cell office:value-type="string">
            <text:p>[Log] <text:s/>Time:Wed Feb 05 2014 19:38:58 GMT-0500 (EST) (try.html, line 33)</text:p>
          </table:table-cell>
        </table:table-row>
        <table:table-row table:style-name="ro1">
          <table:table-cell office:value-type="string">
            <text:p>[Log] <text:s/>Latitude:45.35877616521003 (try.html, line 34)</text:p>
          </table:table-cell>
        </table:table-row>
        <table:table-row table:style-name="ro1">
          <table:table-cell office:value-type="string">
            <text:p>[Log] Longitude: -75.796857045570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51 (try.html, line 32)</text:p>
          </table:table-cell>
        </table:table-row>
        <table:table-row table:style-name="ro1">
          <table:table-cell office:value-type="string">
            <text:p>[Log] <text:s/>Time:Wed Feb 05 2014 19:38:59 GMT-0500 (EST) (try.html, line 33)</text:p>
          </table:table-cell>
        </table:table-row>
        <table:table-row table:style-name="ro1">
          <table:table-cell office:value-type="string">
            <text:p>[Log] <text:s/>Latitude:45.35869122780234 (try.html, line 34)</text:p>
          </table:table-cell>
        </table:table-row>
        <table:table-row table:style-name="ro1">
          <table:table-cell office:value-type="string">
            <text:p>[Log] Longitude: -75.7970495562767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52 (try.html, line 32)</text:p>
          </table:table-cell>
        </table:table-row>
        <table:table-row table:style-name="ro1">
          <table:table-cell office:value-type="string">
            <text:p>[Log] <text:s/>Time:Wed Feb 05 2014 19:39:00 GMT-0500 (EST) (try.html, line 33)</text:p>
          </table:table-cell>
        </table:table-row>
        <table:table-row table:style-name="ro1">
          <table:table-cell office:value-type="string">
            <text:p>[Log] <text:s/>Latitude:45.35860691512635 (try.html, line 34)</text:p>
          </table:table-cell>
        </table:table-row>
        <table:table-row table:style-name="ro1">
          <table:table-cell office:value-type="string">
            <text:p>[Log] Longitude: -75.7972406505723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53 (try.html, line 32)</text:p>
          </table:table-cell>
        </table:table-row>
        <table:table-row table:style-name="ro1">
          <table:table-cell office:value-type="string">
            <text:p>[Log] <text:s/>Time:Wed Feb 05 2014 19:39:01 GMT-0500 (EST) (try.html, line 33)</text:p>
          </table:table-cell>
        </table:table-row>
        <table:table-row table:style-name="ro1">
          <table:table-cell office:value-type="string">
            <text:p>[Log] <text:s/>Latitude:45.35852615270806 (try.html, line 34)</text:p>
          </table:table-cell>
        </table:table-row>
        <table:table-row table:style-name="ro1">
          <table:table-cell office:value-type="string">
            <text:p>[Log] Longitude: -75.797423982439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54 (try.html, line 32)</text:p>
          </table:table-cell>
        </table:table-row>
        <table:table-row table:style-name="ro1">
          <table:table-cell office:value-type="string">
            <text:p>[Log] <text:s/>Time:Wed Feb 05 2014 19:39:02 GMT-0500 (EST) (try.html, line 33)</text:p>
          </table:table-cell>
        </table:table-row>
        <table:table-row table:style-name="ro1">
          <table:table-cell office:value-type="string">
            <text:p>[Log] <text:s/>Latitude:45.358443928331084 (try.html, line 34)</text:p>
          </table:table-cell>
        </table:table-row>
        <table:table-row table:style-name="ro1">
          <table:table-cell office:value-type="string">
            <text:p>[Log] Longitude: -75.7976111450989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55 (try.html, line 32)</text:p>
          </table:table-cell>
        </table:table-row>
        <table:table-row table:style-name="ro1">
          <table:table-cell office:value-type="string">
            <text:p>[Log] <text:s/>Time:Wed Feb 05 2014 19:39:03 GMT-0500 (EST) (try.html, line 33)</text:p>
          </table:table-cell>
        </table:table-row>
        <table:table-row table:style-name="ro1">
          <table:table-cell office:value-type="string">
            <text:p>[Log] <text:s/>Latitude:45.35834513486884 (try.html, line 34)</text:p>
          </table:table-cell>
        </table:table-row>
        <table:table-row table:style-name="ro1">
          <table:table-cell office:value-type="string">
            <text:p>[Log] Longitude: -75.7978360217384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56 (try.html, line 32)</text:p>
          </table:table-cell>
        </table:table-row>
        <table:table-row table:style-name="ro1">
          <table:table-cell office:value-type="string">
            <text:p>[Log] <text:s/>Time:Wed Feb 05 2014 19:39:04 GMT-0500 (EST) (try.html, line 33)</text:p>
          </table:table-cell>
        </table:table-row>
        <table:table-row table:style-name="ro1">
          <table:table-cell office:value-type="string">
            <text:p>[Log] <text:s/>Latitude:45.35826230837256 (try.html, line 34)</text:p>
          </table:table-cell>
        </table:table-row>
        <table:table-row table:style-name="ro1">
          <table:table-cell office:value-type="string">
            <text:p>[Log] Longitude: -75.7980245536600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57 (try.html, line 32)</text:p>
          </table:table-cell>
        </table:table-row>
        <table:table-row table:style-name="ro1">
          <table:table-cell office:value-type="string">
            <text:p>[Log] <text:s/>Time:Wed Feb 05 2014 19:39:05 GMT-0500 (EST) (try.html, line 33)</text:p>
          </table:table-cell>
        </table:table-row>
        <table:table-row table:style-name="ro1">
          <table:table-cell office:value-type="string">
            <text:p>[Log] <text:s/>Latitude:45.35816028674218 (try.html, line 34)</text:p>
          </table:table-cell>
        </table:table-row>
        <table:table-row table:style-name="ro1">
          <table:table-cell office:value-type="string">
            <text:p>[Log] Longitude: -75.7982565922429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58 (try.html, line 32)</text:p>
          </table:table-cell>
        </table:table-row>
        <table:table-row table:style-name="ro1">
          <table:table-cell office:value-type="string">
            <text:p>[Log] <text:s/>Time:Wed Feb 05 2014 19:39:06 GMT-0500 (EST) (try.html, line 33)</text:p>
          </table:table-cell>
        </table:table-row>
        <table:table-row table:style-name="ro1">
          <table:table-cell office:value-type="string">
            <text:p>[Log] <text:s/>Latitude:45.35806888809629 (try.html, line 34)</text:p>
          </table:table-cell>
        </table:table-row>
        <table:table-row table:style-name="ro1">
          <table:table-cell office:value-type="string">
            <text:p>[Log] Longitude: -75.7984644097450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59 (try.html, line 32)</text:p>
          </table:table-cell>
        </table:table-row>
        <table:table-row table:style-name="ro1">
          <table:table-cell office:value-type="string">
            <text:p>[Log] <text:s/>Time:Wed Feb 05 2014 19:39:07 GMT-0500 (EST) (try.html, line 33)</text:p>
          </table:table-cell>
        </table:table-row>
        <table:table-row table:style-name="ro1">
          <table:table-cell office:value-type="string">
            <text:p>[Log] <text:s/>Latitude:45.357990010091264 (try.html, line 34)</text:p>
          </table:table-cell>
        </table:table-row>
        <table:table-row table:style-name="ro1">
          <table:table-cell office:value-type="string">
            <text:p>[Log] Longitude: -75.7986440463719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60 (try.html, line 32)</text:p>
          </table:table-cell>
        </table:table-row>
        <table:table-row table:style-name="ro1">
          <table:table-cell office:value-type="string">
            <text:p>[Log] <text:s/>Time:Wed Feb 05 2014 19:39:08 GMT-0500 (EST) (try.html, line 33)</text:p>
          </table:table-cell>
        </table:table-row>
        <table:table-row table:style-name="ro1">
          <table:table-cell office:value-type="string">
            <text:p>[Log] <text:s/>Latitude:45.35792434298574 (try.html, line 34)</text:p>
          </table:table-cell>
        </table:table-row>
        <table:table-row table:style-name="ro1">
          <table:table-cell office:value-type="string">
            <text:p>[Log] Longitude: -75.79879359524057 (try.html, line 35)</text:p>
          </table:table-cell>
        </table:table-row>
        <table:table-row table:style-name="ro1">
          <table:table-cell office:value-type="string">
            <text:p>[Log] Accuracy: 10 (try.html, line 36)</text:p>
          </table:table-cell>
        </table:table-row>
        <table:table-row table:style-name="ro1">
          <table:table-cell office:value-type="string">
            <text:p>[Log] 161 (try.html, line 32)</text:p>
          </table:table-cell>
        </table:table-row>
        <table:table-row table:style-name="ro1">
          <table:table-cell office:value-type="string">
            <text:p>[Log] <text:s/>Time:Wed Feb 05 2014 19:39:09 GMT-0500 (EST) (try.html, line 33)</text:p>
          </table:table-cell>
        </table:table-row>
        <table:table-row table:style-name="ro1">
          <table:table-cell office:value-type="string">
            <text:p>[Log] <text:s/>Latitude:45.357821517344455 (try.html, line 34)</text:p>
          </table:table-cell>
        </table:table-row>
        <table:table-row table:style-name="ro1">
          <table:table-cell office:value-type="string">
            <text:p>[Log] Longitude: -75.7990277698991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62 (try.html, line 32)</text:p>
          </table:table-cell>
        </table:table-row>
        <table:table-row table:style-name="ro1">
          <table:table-cell office:value-type="string">
            <text:p>[Log] <text:s/>Time:Wed Feb 05 2014 19:39:10 GMT-0500 (EST) (try.html, line 33)</text:p>
          </table:table-cell>
        </table:table-row>
        <table:table-row table:style-name="ro1">
          <table:table-cell office:value-type="string">
            <text:p>[Log] <text:s/>Latitude:45.357736523747185 (try.html, line 34)</text:p>
          </table:table-cell>
        </table:table-row>
        <table:table-row table:style-name="ro1">
          <table:table-cell office:value-type="string">
            <text:p>[Log] Longitude: -75.7992213329271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63 (try.html, line 32)</text:p>
          </table:table-cell>
        </table:table-row>
        <table:table-row table:style-name="ro1">
          <table:table-cell office:value-type="string">
            <text:p>[Log] <text:s/>Time:Wed Feb 05 2014 19:39:11 GMT-0500 (EST) (try.html, line 33)</text:p>
          </table:table-cell>
        </table:table-row>
        <table:table-row table:style-name="ro1">
          <table:table-cell office:value-type="string">
            <text:p>[Log] <text:s/>Latitude:45.35763954936301 (try.html, line 34)</text:p>
          </table:table-cell>
        </table:table-row>
        <table:table-row table:style-name="ro1">
          <table:table-cell office:value-type="string">
            <text:p>[Log] Longitude: -75.7994421810144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64 (try.html, line 32)</text:p>
          </table:table-cell>
        </table:table-row>
        <table:table-row table:style-name="ro1">
          <table:table-cell office:value-type="string">
            <text:p>[Log] <text:s/>Time:Wed Feb 05 2014 19:39:12 GMT-0500 (EST) (try.html, line 33)</text:p>
          </table:table-cell>
        </table:table-row>
        <table:table-row table:style-name="ro1">
          <table:table-cell office:value-type="string">
            <text:p>[Log] <text:s/>Latitude:45.35755288334177 (try.html, line 34)</text:p>
          </table:table-cell>
        </table:table-row>
        <table:table-row table:style-name="ro1">
          <table:table-cell office:value-type="string">
            <text:p>[Log] Longitude: -75.7996395512600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65 (try.html, line 32)</text:p>
          </table:table-cell>
        </table:table-row>
        <table:table-row table:style-name="ro1">
          <table:table-cell office:value-type="string">
            <text:p>[Log] <text:s/>Time:Wed Feb 05 2014 19:39:13 GMT-0500 (EST) (try.html, line 33)</text:p>
          </table:table-cell>
        </table:table-row>
        <table:table-row table:style-name="ro1">
          <table:table-cell office:value-type="string">
            <text:p>[Log] <text:s/>Latitude:45.357480314532914 (try.html, line 34)</text:p>
          </table:table-cell>
        </table:table-row>
        <table:table-row table:style-name="ro1">
          <table:table-cell office:value-type="string">
            <text:p>[Log] Longitude: -75.7998048181616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66 (try.html, line 32)</text:p>
          </table:table-cell>
        </table:table-row>
        <table:table-row table:style-name="ro1">
          <table:table-cell office:value-type="string">
            <text:p>[Log] <text:s/>Time:Wed Feb 05 2014 19:39:14 GMT-0500 (EST) (try.html, line 33)</text:p>
          </table:table-cell>
        </table:table-row>
        <table:table-row table:style-name="ro1">
          <table:table-cell office:value-type="string">
            <text:p>[Log] <text:s/>Latitude:45.357391557383316 (try.html, line 34)</text:p>
          </table:table-cell>
        </table:table-row>
        <table:table-row table:style-name="ro1">
          <table:table-cell office:value-type="string">
            <text:p>[Log] Longitude: -75.8000069510308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67 (try.html, line 32)</text:p>
          </table:table-cell>
        </table:table-row>
        <table:table-row table:style-name="ro1">
          <table:table-cell office:value-type="string">
            <text:p>[Log] <text:s/>Time:Wed Feb 05 2014 19:39:15 GMT-0500 (EST) (try.html, line 33)</text:p>
          </table:table-cell>
        </table:table-row>
        <table:table-row table:style-name="ro1">
          <table:table-cell office:value-type="string">
            <text:p>[Log] <text:s/>Latitude:45.357306328467544 (try.html, line 34)</text:p>
          </table:table-cell>
        </table:table-row>
        <table:table-row table:style-name="ro1">
          <table:table-cell office:value-type="string">
            <text:p>[Log] Longitude: -75.80020024033729 (try.html, line 35)</text:p>
          </table:table-cell>
        </table:table-row>
        <table:table-row table:style-name="ro1">
          <table:table-cell office:value-type="string">
            <text:p>[Log] Accuracy: 10 (try.html, line 36)</text:p>
          </table:table-cell>
        </table:table-row>
        <table:table-row table:style-name="ro1">
          <table:table-cell office:value-type="string">
            <text:p>[Log] 168 (try.html, line 32)</text:p>
          </table:table-cell>
        </table:table-row>
        <table:table-row table:style-name="ro1">
          <table:table-cell office:value-type="string">
            <text:p>[Log] <text:s/>Time:Wed Feb 05 2014 19:39:16 GMT-0500 (EST) (try.html, line 33)</text:p>
          </table:table-cell>
        </table:table-row>
        <table:table-row table:style-name="ro1">
          <table:table-cell office:value-type="string">
            <text:p>[Log] <text:s/>Latitude:45.35722408069126 (try.html, line 34)</text:p>
          </table:table-cell>
        </table:table-row>
        <table:table-row table:style-name="ro1">
          <table:table-cell office:value-type="string">
            <text:p>[Log] Longitude: -75.8003863087651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69 (try.html, line 32)</text:p>
          </table:table-cell>
        </table:table-row>
        <table:table-row table:style-name="ro1">
          <table:table-cell office:value-type="string">
            <text:p>[Log] <text:s/>Time:Wed Feb 05 2014 19:39:17 GMT-0500 (EST) (try.html, line 33)</text:p>
          </table:table-cell>
        </table:table-row>
        <table:table-row table:style-name="ro1">
          <table:table-cell office:value-type="string">
            <text:p>[Log] <text:s/>Latitude:45.35715097585335 (try.html, line 34)</text:p>
          </table:table-cell>
        </table:table-row>
        <table:table-row table:style-name="ro1">
          <table:table-cell office:value-type="string">
            <text:p>[Log] Longitude: -75.8005482196313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70 (try.html, line 32)</text:p>
          </table:table-cell>
        </table:table-row>
        <table:table-row table:style-name="ro1">
          <table:table-cell office:value-type="string">
            <text:p>[Log] <text:s/>Time:Wed Feb 05 2014 19:39:18 GMT-0500 (EST) (try.html, line 33)</text:p>
          </table:table-cell>
        </table:table-row>
        <table:table-row table:style-name="ro1">
          <table:table-cell office:value-type="string">
            <text:p>[Log] <text:s/>Latitude:45.357088936932314 (try.html, line 34)</text:p>
          </table:table-cell>
        </table:table-row>
        <table:table-row table:style-name="ro1">
          <table:table-cell office:value-type="string">
            <text:p>[Log] Longitude: -75.8006856216161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71 (try.html, line 32)</text:p>
          </table:table-cell>
        </table:table-row>
        <table:table-row table:style-name="ro1">
          <table:table-cell office:value-type="string">
            <text:p>[Log] <text:s/>Time:Wed Feb 05 2014 19:39:19 GMT-0500 (EST) (try.html, line 33)</text:p>
          </table:table-cell>
        </table:table-row>
        <table:table-row table:style-name="ro1">
          <table:table-cell office:value-type="string">
            <text:p>[Log] <text:s/>Latitude:45.356983324974514 (try.html, line 34)</text:p>
          </table:table-cell>
        </table:table-row>
        <table:table-row table:style-name="ro1">
          <table:table-cell office:value-type="string">
            <text:p>[Log] Longitude: -75.80092071042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72 (try.html, line 32)</text:p>
          </table:table-cell>
        </table:table-row>
        <table:table-row table:style-name="ro1">
          <table:table-cell office:value-type="string">
            <text:p>[Log] <text:s/>Time:Wed Feb 05 2014 19:39:20 GMT-0500 (EST) (try.html, line 33)</text:p>
          </table:table-cell>
        </table:table-row>
        <table:table-row table:style-name="ro1">
          <table:table-cell office:value-type="string">
            <text:p>[Log] <text:s/>Latitude:45.356897089104876 (try.html, line 34)</text:p>
          </table:table-cell>
        </table:table-row>
        <table:table-row table:style-name="ro1">
          <table:table-cell office:value-type="string">
            <text:p>[Log] Longitude: -75.801112677290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73 (try.html, line 32)</text:p>
          </table:table-cell>
        </table:table-row>
        <table:table-row table:style-name="ro1">
          <table:table-cell office:value-type="string">
            <text:p>[Log] <text:s/>Time:Wed Feb 05 2014 19:39:21 GMT-0500 (EST) (try.html, line 33)</text:p>
          </table:table-cell>
        </table:table-row>
        <table:table-row table:style-name="ro1">
          <table:table-cell office:value-type="string">
            <text:p>[Log] <text:s/>Latitude:45.35683651593179 (try.html, line 34)</text:p>
          </table:table-cell>
        </table:table-row>
        <table:table-row table:style-name="ro1">
          <table:table-cell office:value-type="string">
            <text:p>[Log] Longitude: -75.8012475175564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74 (try.html, line 32)</text:p>
          </table:table-cell>
        </table:table-row>
        <table:table-row table:style-name="ro1">
          <table:table-cell office:value-type="string">
            <text:p>[Log] <text:s/>Time:Wed Feb 05 2014 19:39:22 GMT-0500 (EST) (try.html, line 33)</text:p>
          </table:table-cell>
        </table:table-row>
        <table:table-row table:style-name="ro1">
          <table:table-cell office:value-type="string">
            <text:p>[Log] <text:s/>Latitude:45.35676382656602 (try.html, line 34)</text:p>
          </table:table-cell>
        </table:table-row>
        <table:table-row table:style-name="ro1">
          <table:table-cell office:value-type="string">
            <text:p>[Log] Longitude: -75.8014093295423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75 (try.html, line 32)</text:p>
          </table:table-cell>
        </table:table-row>
        <table:table-row table:style-name="ro1">
          <table:table-cell office:value-type="string">
            <text:p>[Log] <text:s/>Time:Wed Feb 05 2014 19:39:23 GMT-0500 (EST) (try.html, line 33)</text:p>
          </table:table-cell>
        </table:table-row>
        <table:table-row table:style-name="ro1">
          <table:table-cell office:value-type="string">
            <text:p>[Log] <text:s/>Latitude:45.35668576764505 (try.html, line 34)</text:p>
          </table:table-cell>
        </table:table-row>
        <table:table-row table:style-name="ro1">
          <table:table-cell office:value-type="string">
            <text:p>[Log] Longitude: -75.8015830942531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76 (try.html, line 32)</text:p>
          </table:table-cell>
        </table:table-row>
        <table:table-row table:style-name="ro1">
          <table:table-cell office:value-type="string">
            <text:p>[Log] <text:s/>Time:Wed Feb 05 2014 19:39:24 GMT-0500 (EST) (try.html, line 33)</text:p>
          </table:table-cell>
        </table:table-row>
        <table:table-row table:style-name="ro1">
          <table:table-cell office:value-type="string">
            <text:p>[Log] <text:s/>Latitude:45.356601636040125 (try.html, line 34)</text:p>
          </table:table-cell>
        </table:table-row>
        <table:table-row table:style-name="ro1">
          <table:table-cell office:value-type="string">
            <text:p>[Log] Longitude: -75.8017703760924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77 (try.html, line 32)</text:p>
          </table:table-cell>
        </table:table-row>
        <table:table-row table:style-name="ro1">
          <table:table-cell office:value-type="string">
            <text:p>[Log] <text:s/>Time:Wed Feb 05 2014 19:39:25 GMT-0500 (EST) (try.html, line 33)</text:p>
          </table:table-cell>
        </table:table-row>
        <table:table-row table:style-name="ro1">
          <table:table-cell office:value-type="string">
            <text:p>[Log] <text:s/>Latitude:45.356545090692805 (try.html, line 34)</text:p>
          </table:table-cell>
        </table:table-row>
        <table:table-row table:style-name="ro1">
          <table:table-cell office:value-type="string">
            <text:p>[Log] Longitude: -75.8018962493588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78 (try.html, line 32)</text:p>
          </table:table-cell>
        </table:table-row>
        <table:table-row table:style-name="ro1">
          <table:table-cell office:value-type="string">
            <text:p>[Log] <text:s/>Time:Wed Feb 05 2014 19:39:26 GMT-0500 (EST) (try.html, line 33)</text:p>
          </table:table-cell>
        </table:table-row>
        <table:table-row table:style-name="ro1">
          <table:table-cell office:value-type="string">
            <text:p>[Log] <text:s/>Latitude:45.35648527684926 (try.html, line 34)</text:p>
          </table:table-cell>
        </table:table-row>
        <table:table-row table:style-name="ro1">
          <table:table-cell office:value-type="string">
            <text:p>[Log] Longitude: -75.8020301482974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79 (try.html, line 32)</text:p>
          </table:table-cell>
        </table:table-row>
        <table:table-row table:style-name="ro1">
          <table:table-cell office:value-type="string">
            <text:p>[Log] <text:s/>Time:Wed Feb 05 2014 19:39:27 GMT-0500 (EST) (try.html, line 33)</text:p>
          </table:table-cell>
        </table:table-row>
        <table:table-row table:style-name="ro1">
          <table:table-cell office:value-type="string">
            <text:p>[Log] <text:s/>Latitude:45.35642925411569 (try.html, line 34)</text:p>
          </table:table-cell>
        </table:table-row>
        <table:table-row table:style-name="ro1">
          <table:table-cell office:value-type="string">
            <text:p>[Log] Longitude: -75.8021555615414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80 (try.html, line 32)</text:p>
          </table:table-cell>
        </table:table-row>
        <table:table-row table:style-name="ro1">
          <table:table-cell office:value-type="string">
            <text:p>[Log] <text:s/>Time:Wed Feb 05 2014 19:39:28 GMT-0500 (EST) (try.html, line 33)</text:p>
          </table:table-cell>
        </table:table-row>
        <table:table-row table:style-name="ro1">
          <table:table-cell office:value-type="string">
            <text:p>[Log] <text:s/>Latitude:45.35637498127753 (try.html, line 34)</text:p>
          </table:table-cell>
        </table:table-row>
        <table:table-row table:style-name="ro1">
          <table:table-cell office:value-type="string">
            <text:p>[Log] Longitude: -75.8022770575553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81 (try.html, line 32)</text:p>
          </table:table-cell>
        </table:table-row>
        <table:table-row table:style-name="ro1">
          <table:table-cell office:value-type="string">
            <text:p>[Log] <text:s/>Time:Wed Feb 05 2014 19:39:29 GMT-0500 (EST) (try.html, line 33)</text:p>
          </table:table-cell>
        </table:table-row>
        <table:table-row table:style-name="ro1">
          <table:table-cell office:value-type="string">
            <text:p>[Log] <text:s/>Latitude:45.35632936381841 (try.html, line 34)</text:p>
          </table:table-cell>
        </table:table-row>
        <table:table-row table:style-name="ro1">
          <table:table-cell office:value-type="string">
            <text:p>[Log] Longitude: -75.8023791776213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82 (try.html, line 32)</text:p>
          </table:table-cell>
        </table:table-row>
        <table:table-row table:style-name="ro1">
          <table:table-cell office:value-type="string">
            <text:p>[Log] <text:s/>Time:Wed Feb 05 2014 19:39:30 GMT-0500 (EST) (try.html, line 33)</text:p>
          </table:table-cell>
        </table:table-row>
        <table:table-row table:style-name="ro1">
          <table:table-cell office:value-type="string">
            <text:p>[Log] <text:s/>Latitude:45.35628622239418 (try.html, line 34)</text:p>
          </table:table-cell>
        </table:table-row>
        <table:table-row table:style-name="ro1">
          <table:table-cell office:value-type="string">
            <text:p>[Log] Longitude: -75.8024757538441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83 (try.html, line 32)</text:p>
          </table:table-cell>
        </table:table-row>
        <table:table-row table:style-name="ro1">
          <table:table-cell office:value-type="string">
            <text:p>[Log] <text:s/>Time:Wed Feb 05 2014 19:39:31 GMT-0500 (EST) (try.html, line 33)</text:p>
          </table:table-cell>
        </table:table-row>
        <table:table-row table:style-name="ro1">
          <table:table-cell office:value-type="string">
            <text:p>[Log] <text:s/>Latitude:45.356252602384394 (try.html, line 34)</text:p>
          </table:table-cell>
        </table:table-row>
        <table:table-row table:style-name="ro1">
          <table:table-cell office:value-type="string">
            <text:p>[Log] Longitude: -75.8025510158040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84 (try.html, line 32)</text:p>
          </table:table-cell>
        </table:table-row>
        <table:table-row table:style-name="ro1">
          <table:table-cell office:value-type="string">
            <text:p>[Log] <text:s/>Time:Wed Feb 05 2014 19:39:32 GMT-0500 (EST) (try.html, line 33)</text:p>
          </table:table-cell>
        </table:table-row>
        <table:table-row table:style-name="ro1">
          <table:table-cell office:value-type="string">
            <text:p>[Log] <text:s/>Latitude:45.35621887191831 (try.html, line 34)</text:p>
          </table:table-cell>
        </table:table-row>
        <table:table-row table:style-name="ro1">
          <table:table-cell office:value-type="string">
            <text:p>[Log] Longitude: -75.80262652529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85 (try.html, line 32)</text:p>
          </table:table-cell>
        </table:table-row>
        <table:table-row table:style-name="ro1">
          <table:table-cell office:value-type="string">
            <text:p>[Log] <text:s/>Time:Wed Feb 05 2014 19:39:33 GMT-0500 (EST) (try.html, line 33)</text:p>
          </table:table-cell>
        </table:table-row>
        <table:table-row table:style-name="ro1">
          <table:table-cell office:value-type="string">
            <text:p>[Log] <text:s/>Latitude:45.356202827818095 (try.html, line 34)</text:p>
          </table:table-cell>
        </table:table-row>
        <table:table-row table:style-name="ro1">
          <table:table-cell office:value-type="string">
            <text:p>[Log] Longitude: -75.8026624410922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86 (try.html, line 32)</text:p>
          </table:table-cell>
        </table:table-row>
        <table:table-row table:style-name="ro1">
          <table:table-cell office:value-type="string">
            <text:p>[Log] <text:s/>Time:Wed Feb 05 2014 19:39:34 GMT-0500 (EST) (try.html, line 33)</text:p>
          </table:table-cell>
        </table:table-row>
        <table:table-row table:style-name="ro1">
          <table:table-cell office:value-type="string">
            <text:p>[Log] <text:s/>Latitude:45.35618021826942 (try.html, line 34)</text:p>
          </table:table-cell>
        </table:table-row>
        <table:table-row table:style-name="ro1">
          <table:table-cell office:value-type="string">
            <text:p>[Log] Longitude: -75.8027130556729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87 (try.html, line 32)</text:p>
          </table:table-cell>
        </table:table-row>
        <table:table-row table:style-name="ro1">
          <table:table-cell office:value-type="string">
            <text:p>[Log] <text:s/>Time:Wed Feb 05 2014 19:39:35 GMT-0500 (EST) (try.html, line 33)</text:p>
          </table:table-cell>
        </table:table-row>
        <table:table-row table:style-name="ro1">
          <table:table-cell office:value-type="string">
            <text:p>[Log] <text:s/>Latitude:45.356157448118715 (try.html, line 34)</text:p>
          </table:table-cell>
        </table:table-row>
        <table:table-row table:style-name="ro1">
          <table:table-cell office:value-type="string">
            <text:p>[Log] Longitude: -75.8027640284490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88 (try.html, line 32)</text:p>
          </table:table-cell>
        </table:table-row>
        <table:table-row table:style-name="ro1">
          <table:table-cell office:value-type="string">
            <text:p>[Log] <text:s/>Time:Wed Feb 05 2014 19:39:36 GMT-0500 (EST) (try.html, line 33)</text:p>
          </table:table-cell>
        </table:table-row>
        <table:table-row table:style-name="ro1">
          <table:table-cell office:value-type="string">
            <text:p>[Log] <text:s/>Latitude:45.356156387928785 (try.html, line 34)</text:p>
          </table:table-cell>
        </table:table-row>
        <table:table-row table:style-name="ro1">
          <table:table-cell office:value-type="string">
            <text:p>[Log] Longitude: -75.8027664019027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89 (try.html, line 32)</text:p>
          </table:table-cell>
        </table:table-row>
        <table:table-row table:style-name="ro1">
          <table:table-cell office:value-type="string">
            <text:p>[Log] <text:s/>Time:Wed Feb 05 2014 19:39:37 GMT-0500 (EST) (try.html, line 33)</text:p>
          </table:table-cell>
        </table:table-row>
        <table:table-row table:style-name="ro1">
          <table:table-cell office:value-type="string">
            <text:p>[Log] <text:s/>Latitude:45.356180082524666 (try.html, line 34)</text:p>
          </table:table-cell>
        </table:table-row>
        <table:table-row table:style-name="ro1">
          <table:table-cell office:value-type="string">
            <text:p>[Log] Longitude: -75.8027133595169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90 (try.html, line 32)</text:p>
          </table:table-cell>
        </table:table-row>
        <table:table-row table:style-name="ro1">
          <table:table-cell office:value-type="string">
            <text:p>[Log] <text:s/>Time:Wed Feb 05 2014 19:39:38 GMT-0500 (EST) (try.html, line 33)</text:p>
          </table:table-cell>
        </table:table-row>
        <table:table-row table:style-name="ro1">
          <table:table-cell office:value-type="string">
            <text:p>[Log] <text:s/>Latitude:45.35605695592208 (try.html, line 34)</text:p>
          </table:table-cell>
        </table:table-row>
        <table:table-row table:style-name="ro1">
          <table:table-cell office:value-type="string">
            <text:p>[Log] Longitude: -75.80270336769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91 (try.html, line 32)</text:p>
          </table:table-cell>
        </table:table-row>
        <table:table-row table:style-name="ro1">
          <table:table-cell office:value-type="string">
            <text:p>[Log] <text:s/>Time:Wed Feb 05 2014 19:39:39 GMT-0500 (EST) (try.html, line 33)</text:p>
          </table:table-cell>
        </table:table-row>
        <table:table-row table:style-name="ro1">
          <table:table-cell office:value-type="string">
            <text:p>[Log] <text:s/>Latitude:45.356129353999286 (try.html, line 34)</text:p>
          </table:table-cell>
        </table:table-row>
        <table:table-row table:style-name="ro1">
          <table:table-cell office:value-type="string">
            <text:p>[Log] Longitude: -75.8025388996975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92 (try.html, line 32)</text:p>
          </table:table-cell>
        </table:table-row>
        <table:table-row table:style-name="ro1">
          <table:table-cell office:value-type="string">
            <text:p>[Log] <text:s/>Time:Wed Feb 05 2014 19:39:40 GMT-0500 (EST) (try.html, line 33)</text:p>
          </table:table-cell>
        </table:table-row>
        <table:table-row table:style-name="ro1">
          <table:table-cell office:value-type="string">
            <text:p>[Log] <text:s/>Latitude:45.35618543730963 (try.html, line 34)</text:p>
          </table:table-cell>
        </table:table-row>
        <table:table-row table:style-name="ro1">
          <table:table-cell office:value-type="string">
            <text:p>[Log] Longitude: -75.8024114937870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93 (try.html, line 32)</text:p>
          </table:table-cell>
        </table:table-row>
        <table:table-row table:style-name="ro1">
          <table:table-cell office:value-type="string">
            <text:p>[Log] <text:s/>Time:Wed Feb 05 2014 19:39:41 GMT-0500 (EST) (try.html, line 33)</text:p>
          </table:table-cell>
        </table:table-row>
        <table:table-row table:style-name="ro1">
          <table:table-cell office:value-type="string">
            <text:p>[Log] <text:s/>Latitude:45.35621799579009 (try.html, line 34)</text:p>
          </table:table-cell>
        </table:table-row>
        <table:table-row table:style-name="ro1">
          <table:table-cell office:value-type="string">
            <text:p>[Log] Longitude: -75.8023375306947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94 (try.html, line 32)</text:p>
          </table:table-cell>
        </table:table-row>
        <table:table-row table:style-name="ro1">
          <table:table-cell office:value-type="string">
            <text:p>[Log] <text:s/>Time:Wed Feb 05 2014 19:39:42 GMT-0500 (EST) (try.html, line 33)</text:p>
          </table:table-cell>
        </table:table-row>
        <table:table-row table:style-name="ro1">
          <table:table-cell office:value-type="string">
            <text:p>[Log] <text:s/>Latitude:45.35625660569882 (try.html, line 34)</text:p>
          </table:table-cell>
        </table:table-row>
        <table:table-row table:style-name="ro1">
          <table:table-cell office:value-type="string">
            <text:p>[Log] Longitude: -75.8022498193167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95 (try.html, line 32)</text:p>
          </table:table-cell>
        </table:table-row>
        <table:table-row table:style-name="ro1">
          <table:table-cell office:value-type="string">
            <text:p>[Log] <text:s/>Time:Wed Feb 05 2014 19:39:43 GMT-0500 (EST) (try.html, line 33)</text:p>
          </table:table-cell>
        </table:table-row>
        <table:table-row table:style-name="ro1">
          <table:table-cell office:value-type="string">
            <text:p>[Log] <text:s/>Latitude:45.356304292514224 (try.html, line 34)</text:p>
          </table:table-cell>
        </table:table-row>
        <table:table-row table:style-name="ro1">
          <table:table-cell office:value-type="string">
            <text:p>[Log] Longitude: -75.802141488784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96 (try.html, line 32)</text:p>
          </table:table-cell>
        </table:table-row>
        <table:table-row table:style-name="ro1">
          <table:table-cell office:value-type="string">
            <text:p>[Log] <text:s/>Time:Wed Feb 05 2014 19:39:44 GMT-0500 (EST) (try.html, line 33)</text:p>
          </table:table-cell>
        </table:table-row>
        <table:table-row table:style-name="ro1">
          <table:table-cell office:value-type="string">
            <text:p>[Log] <text:s/>Latitude:45.3563539307868 (try.html, line 34)</text:p>
          </table:table-cell>
        </table:table-row>
        <table:table-row table:style-name="ro1">
          <table:table-cell office:value-type="string">
            <text:p>[Log] Longitude: -75.802028724356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97 (try.html, line 32)</text:p>
          </table:table-cell>
        </table:table-row>
        <table:table-row table:style-name="ro1">
          <table:table-cell office:value-type="string">
            <text:p>[Log] <text:s/>Time:Wed Feb 05 2014 19:39:45 GMT-0500 (EST) (try.html, line 33)</text:p>
          </table:table-cell>
        </table:table-row>
        <table:table-row table:style-name="ro1">
          <table:table-cell office:value-type="string">
            <text:p>[Log] <text:s/>Latitude:45.35640336562958 (try.html, line 34)</text:p>
          </table:table-cell>
        </table:table-row>
        <table:table-row table:style-name="ro1">
          <table:table-cell office:value-type="string">
            <text:p>[Log] Longitude: -75.801916421260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98 (try.html, line 32)</text:p>
          </table:table-cell>
        </table:table-row>
        <table:table-row table:style-name="ro1">
          <table:table-cell office:value-type="string">
            <text:p>[Log] <text:s/>Time:Wed Feb 05 2014 19:39:46 GMT-0500 (EST) (try.html, line 33)</text:p>
          </table:table-cell>
        </table:table-row>
        <table:table-row table:style-name="ro1">
          <table:table-cell office:value-type="string">
            <text:p>[Log] <text:s/>Latitude:45.35645891857624 (try.html, line 34)</text:p>
          </table:table-cell>
        </table:table-row>
        <table:table-row table:style-name="ro1">
          <table:table-cell office:value-type="string">
            <text:p>[Log] Longitude: -75.8017903698782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99 (try.html, line 32)</text:p>
          </table:table-cell>
        </table:table-row>
        <table:table-row table:style-name="ro1">
          <table:table-cell office:value-type="string">
            <text:p>[Log] <text:s/>Time:Wed Feb 05 2014 19:39:47 GMT-0500 (EST) (try.html, line 33)</text:p>
          </table:table-cell>
        </table:table-row>
        <table:table-row table:style-name="ro1">
          <table:table-cell office:value-type="string">
            <text:p>[Log] <text:s/>Latitude:45.35652071154817 (try.html, line 34)</text:p>
          </table:table-cell>
        </table:table-row>
        <table:table-row table:style-name="ro1">
          <table:table-cell office:value-type="string">
            <text:p>[Log] Longitude: -75.8016505505656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00 (try.html, line 32)</text:p>
          </table:table-cell>
        </table:table-row>
        <table:table-row table:style-name="ro1">
          <table:table-cell office:value-type="string">
            <text:p>[Log] <text:s/>Time:Wed Feb 05 2014 19:39:48 GMT-0500 (EST) (try.html, line 33)</text:p>
          </table:table-cell>
        </table:table-row>
        <table:table-row table:style-name="ro1">
          <table:table-cell office:value-type="string">
            <text:p>[Log] <text:s/>Latitude:45.3565857848506 (try.html, line 34)</text:p>
          </table:table-cell>
        </table:table-row>
        <table:table-row table:style-name="ro1">
          <table:table-cell office:value-type="string">
            <text:p>[Log] Longitude: -75.801503306720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01 (try.html, line 32)</text:p>
          </table:table-cell>
        </table:table-row>
        <table:table-row table:style-name="ro1">
          <table:table-cell office:value-type="string">
            <text:p>[Log] <text:s/>Time:Wed Feb 05 2014 19:39:49 GMT-0500 (EST) (try.html, line 33)</text:p>
          </table:table-cell>
        </table:table-row>
        <table:table-row table:style-name="ro1">
          <table:table-cell office:value-type="string">
            <text:p>[Log] <text:s/>Latitude:45.35663647339409 (try.html, line 34)</text:p>
          </table:table-cell>
        </table:table-row>
        <table:table-row table:style-name="ro1">
          <table:table-cell office:value-type="string">
            <text:p>[Log] Longitude: -75.8013886429398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02 (try.html, line 32)</text:p>
          </table:table-cell>
        </table:table-row>
        <table:table-row table:style-name="ro1">
          <table:table-cell office:value-type="string">
            <text:p>[Log] <text:s/>Time:Wed Feb 05 2014 19:39:50 GMT-0500 (EST) (try.html, line 33)</text:p>
          </table:table-cell>
        </table:table-row>
        <table:table-row table:style-name="ro1">
          <table:table-cell office:value-type="string">
            <text:p>[Log] <text:s/>Latitude:45.35669679876184 (try.html, line 34)</text:p>
          </table:table-cell>
        </table:table-row>
        <table:table-row table:style-name="ro1">
          <table:table-cell office:value-type="string">
            <text:p>[Log] Longitude: -75.8012524602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03 (try.html, line 32)</text:p>
          </table:table-cell>
        </table:table-row>
        <table:table-row table:style-name="ro1">
          <table:table-cell office:value-type="string">
            <text:p>[Log] <text:s/>Time:Wed Feb 05 2014 19:39:51 GMT-0500 (EST) (try.html, line 33)</text:p>
          </table:table-cell>
        </table:table-row>
        <table:table-row table:style-name="ro1">
          <table:table-cell office:value-type="string">
            <text:p>[Log] <text:s/>Latitude:45.35674278128155 (try.html, line 34)</text:p>
          </table:table-cell>
        </table:table-row>
        <table:table-row table:style-name="ro1">
          <table:table-cell office:value-type="string">
            <text:p>[Log] Longitude: -75.8011486566101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04 (try.html, line 32)</text:p>
          </table:table-cell>
        </table:table-row>
        <table:table-row table:style-name="ro1">
          <table:table-cell office:value-type="string">
            <text:p>[Log] <text:s/>Time:Wed Feb 05 2014 19:39:52 GMT-0500 (EST) (try.html, line 33)</text:p>
          </table:table-cell>
        </table:table-row>
        <table:table-row table:style-name="ro1">
          <table:table-cell office:value-type="string">
            <text:p>[Log] <text:s/>Latitude:45.35678576866869 (try.html, line 34)</text:p>
          </table:table-cell>
        </table:table-row>
        <table:table-row table:style-name="ro1">
          <table:table-cell office:value-type="string">
            <text:p>[Log] Longitude: -75.8010516138165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05 (try.html, line 32)</text:p>
          </table:table-cell>
        </table:table-row>
        <table:table-row table:style-name="ro1">
          <table:table-cell office:value-type="string">
            <text:p>[Log] <text:s/>Time:Wed Feb 05 2014 19:39:53 GMT-0500 (EST) (try.html, line 33)</text:p>
          </table:table-cell>
        </table:table-row>
        <table:table-row table:style-name="ro1">
          <table:table-cell office:value-type="string">
            <text:p>[Log] <text:s/>Latitude:45.35683486124548 (try.html, line 34)</text:p>
          </table:table-cell>
        </table:table-row>
        <table:table-row table:style-name="ro1">
          <table:table-cell office:value-type="string">
            <text:p>[Log] Longitude: -75.8009407883582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06 (try.html, line 32)</text:p>
          </table:table-cell>
        </table:table-row>
        <table:table-row table:style-name="ro1">
          <table:table-cell office:value-type="string">
            <text:p>[Log] <text:s/>Time:Wed Feb 05 2014 19:39:54 GMT-0500 (EST) (try.html, line 33)</text:p>
          </table:table-cell>
        </table:table-row>
        <table:table-row table:style-name="ro1">
          <table:table-cell office:value-type="string">
            <text:p>[Log] <text:s/>Latitude:45.35687175852984 (try.html, line 34)</text:p>
          </table:table-cell>
        </table:table-row>
        <table:table-row table:style-name="ro1">
          <table:table-cell office:value-type="string">
            <text:p>[Log] Longitude: -75.8008574935229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07 (try.html, line 32)</text:p>
          </table:table-cell>
        </table:table-row>
        <table:table-row table:style-name="ro1">
          <table:table-cell office:value-type="string">
            <text:p>[Log] <text:s/>Time:Wed Feb 05 2014 19:39:55 GMT-0500 (EST) (try.html, line 33)</text:p>
          </table:table-cell>
        </table:table-row>
        <table:table-row table:style-name="ro1">
          <table:table-cell office:value-type="string">
            <text:p>[Log] <text:s/>Latitude:45.35689521907208 (try.html, line 34)</text:p>
          </table:table-cell>
        </table:table-row>
        <table:table-row table:style-name="ro1">
          <table:table-cell office:value-type="string">
            <text:p>[Log] Longitude: -75.8008045323367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08 (try.html, line 32)</text:p>
          </table:table-cell>
        </table:table-row>
        <table:table-row table:style-name="ro1">
          <table:table-cell office:value-type="string">
            <text:p>[Log] <text:s/>Time:Wed Feb 05 2014 19:39:56 GMT-0500 (EST) (try.html, line 33)</text:p>
          </table:table-cell>
        </table:table-row>
        <table:table-row table:style-name="ro1">
          <table:table-cell office:value-type="string">
            <text:p>[Log] <text:s/>Latitude:45.35692384105848 (try.html, line 34)</text:p>
          </table:table-cell>
        </table:table-row>
        <table:table-row table:style-name="ro1">
          <table:table-cell office:value-type="string">
            <text:p>[Log] Longitude: -75.8007399186681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09 (try.html, line 32)</text:p>
          </table:table-cell>
        </table:table-row>
        <table:table-row table:style-name="ro1">
          <table:table-cell office:value-type="string">
            <text:p>[Log] <text:s/>Time:Wed Feb 05 2014 19:39:57 GMT-0500 (EST) (try.html, line 33)</text:p>
          </table:table-cell>
        </table:table-row>
        <table:table-row table:style-name="ro1">
          <table:table-cell office:value-type="string">
            <text:p>[Log] <text:s/>Latitude:45.35693028401737 (try.html, line 34)</text:p>
          </table:table-cell>
        </table:table-row>
        <table:table-row table:style-name="ro1">
          <table:table-cell office:value-type="string">
            <text:p>[Log] Longitude: -75.8007253737741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10 (try.html, line 32)</text:p>
          </table:table-cell>
        </table:table-row>
        <table:table-row table:style-name="ro1">
          <table:table-cell office:value-type="string">
            <text:p>[Log] <text:s/>Time:Wed Feb 05 2014 19:39:58 GMT-0500 (EST) (try.html, line 33)</text:p>
          </table:table-cell>
        </table:table-row>
        <table:table-row table:style-name="ro1">
          <table:table-cell office:value-type="string">
            <text:p>[Log] <text:s/>Latitude:45.35691691018165 (try.html, line 34)</text:p>
          </table:table-cell>
        </table:table-row>
        <table:table-row table:style-name="ro1">
          <table:table-cell office:value-type="string">
            <text:p>[Log] Longitude: -75.8007186659667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11 (try.html, line 32)</text:p>
          </table:table-cell>
        </table:table-row>
        <table:table-row table:style-name="ro1">
          <table:table-cell office:value-type="string">
            <text:p>[Log] <text:s/>Time:Wed Feb 05 2014 19:39:59 GMT-0500 (EST) (try.html, line 33)</text:p>
          </table:table-cell>
        </table:table-row>
        <table:table-row table:style-name="ro1">
          <table:table-cell office:value-type="string">
            <text:p>[Log] <text:s/>Latitude:45.356813062727554 (try.html, line 34)</text:p>
          </table:table-cell>
        </table:table-row>
        <table:table-row table:style-name="ro1">
          <table:table-cell office:value-type="string">
            <text:p>[Log] Longitude: -75.8005331587264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12 (try.html, line 32)</text:p>
          </table:table-cell>
        </table:table-row>
        <table:table-row table:style-name="ro1">
          <table:table-cell office:value-type="string">
            <text:p>[Log] <text:s/>Time:Wed Feb 05 2014 19:40:00 GMT-0500 (EST) (try.html, line 33)</text:p>
          </table:table-cell>
        </table:table-row>
        <table:table-row table:style-name="ro1">
          <table:table-cell office:value-type="string">
            <text:p>[Log] <text:s/>Latitude:45.356813062727554 (try.html, line 34)</text:p>
          </table:table-cell>
        </table:table-row>
        <table:table-row table:style-name="ro1">
          <table:table-cell office:value-type="string">
            <text:p>[Log] Longitude: -75.8005331587264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13 (try.html, line 32)</text:p>
          </table:table-cell>
        </table:table-row>
        <table:table-row table:style-name="ro1">
          <table:table-cell office:value-type="string">
            <text:p>[Log] <text:s/>Time:Wed Feb 05 2014 19:40:01 GMT-0500 (EST) (try.html, line 33)</text:p>
          </table:table-cell>
        </table:table-row>
        <table:table-row table:style-name="ro1">
          <table:table-cell office:value-type="string">
            <text:p>[Log] <text:s/>Latitude:45.35681521621332 (try.html, line 34)</text:p>
          </table:table-cell>
        </table:table-row>
        <table:table-row table:style-name="ro1">
          <table:table-cell office:value-type="string">
            <text:p>[Log] Longitude: -75.8005343806507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14 (try.html, line 32)</text:p>
          </table:table-cell>
        </table:table-row>
        <table:table-row table:style-name="ro1">
          <table:table-cell office:value-type="string">
            <text:p>[Log] <text:s/>Time:Wed Feb 05 2014 19:40:02 GMT-0500 (EST) (try.html, line 33)</text:p>
          </table:table-cell>
        </table:table-row>
        <table:table-row table:style-name="ro1">
          <table:table-cell office:value-type="string">
            <text:p>[Log] <text:s/>Latitude:45.35682148110791 (try.html, line 34)</text:p>
          </table:table-cell>
        </table:table-row>
        <table:table-row table:style-name="ro1">
          <table:table-cell office:value-type="string">
            <text:p>[Log] Longitude: -75.8005379354290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15 (try.html, line 32)</text:p>
          </table:table-cell>
        </table:table-row>
        <table:table-row table:style-name="ro1">
          <table:table-cell office:value-type="string">
            <text:p>[Log] <text:s/>Time:Wed Feb 05 2014 19:40:03 GMT-0500 (EST) (try.html, line 33)</text:p>
          </table:table-cell>
        </table:table-row>
        <table:table-row table:style-name="ro1">
          <table:table-cell office:value-type="string">
            <text:p>[Log] <text:s/>Latitude:45.3568329502576 (try.html, line 34)</text:p>
          </table:table-cell>
        </table:table-row>
        <table:table-row table:style-name="ro1">
          <table:table-cell office:value-type="string">
            <text:p>[Log] Longitude: -75.8005444428636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16 (try.html, line 32)</text:p>
          </table:table-cell>
        </table:table-row>
        <table:table-row table:style-name="ro1">
          <table:table-cell office:value-type="string">
            <text:p>[Log] <text:s/>Time:Wed Feb 05 2014 19:40:04 GMT-0500 (EST) (try.html, line 33)</text:p>
          </table:table-cell>
        </table:table-row>
        <table:table-row table:style-name="ro1">
          <table:table-cell office:value-type="string">
            <text:p>[Log] <text:s/>Latitude:45.35684520671525 (try.html, line 34)</text:p>
          </table:table-cell>
        </table:table-row>
        <table:table-row table:style-name="ro1">
          <table:table-cell office:value-type="string">
            <text:p>[Log] Longitude: -75.8005513968964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17 (try.html, line 32)</text:p>
          </table:table-cell>
        </table:table-row>
        <table:table-row table:style-name="ro1">
          <table:table-cell office:value-type="string">
            <text:p>[Log] <text:s/>Time:Wed Feb 05 2014 19:40:05 GMT-0500 (EST) (try.html, line 33)</text:p>
          </table:table-cell>
        </table:table-row>
        <table:table-row table:style-name="ro1">
          <table:table-cell office:value-type="string">
            <text:p>[Log] <text:s/>Latitude:45.35685596263353 (try.html, line 34)</text:p>
          </table:table-cell>
        </table:table-row>
        <table:table-row table:style-name="ro1">
          <table:table-cell office:value-type="string">
            <text:p>[Log] Longitude: -75.8005574996423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18 (try.html, line 32)</text:p>
          </table:table-cell>
        </table:table-row>
        <table:table-row table:style-name="ro1">
          <table:table-cell office:value-type="string">
            <text:p>[Log] <text:s/>Time:Wed Feb 05 2014 19:40:06 GMT-0500 (EST) (try.html, line 33)</text:p>
          </table:table-cell>
        </table:table-row>
        <table:table-row table:style-name="ro1">
          <table:table-cell office:value-type="string">
            <text:p>[Log] <text:s/>Latitude:45.356849482394324 (try.html, line 34)</text:p>
          </table:table-cell>
        </table:table-row>
        <table:table-row table:style-name="ro1">
          <table:table-cell office:value-type="string">
            <text:p>[Log] Longitude: -75.8005538230645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19 (try.html, line 32)</text:p>
          </table:table-cell>
        </table:table-row>
        <table:table-row table:style-name="ro1">
          <table:table-cell office:value-type="string">
            <text:p>[Log] <text:s/>Time:Wed Feb 05 2014 19:40:07 GMT-0500 (EST) (try.html, line 33)</text:p>
          </table:table-cell>
        </table:table-row>
        <table:table-row table:style-name="ro1">
          <table:table-cell office:value-type="string">
            <text:p>[Log] <text:s/>Latitude:45.356857699685385 (try.html, line 34)</text:p>
          </table:table-cell>
        </table:table-row>
        <table:table-row table:style-name="ro1">
          <table:table-cell office:value-type="string">
            <text:p>[Log] Longitude: -75.8005584854981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20 (try.html, line 32)</text:p>
          </table:table-cell>
        </table:table-row>
        <table:table-row table:style-name="ro1">
          <table:table-cell office:value-type="string">
            <text:p>[Log] <text:s/>Time:Wed Feb 05 2014 19:40:08 GMT-0500 (EST) (try.html, line 33)</text:p>
          </table:table-cell>
        </table:table-row>
        <table:table-row table:style-name="ro1">
          <table:table-cell office:value-type="string">
            <text:p>[Log] <text:s/>Latitude:45.35685739552876 (try.html, line 34)</text:p>
          </table:table-cell>
        </table:table-row>
        <table:table-row table:style-name="ro1">
          <table:table-cell office:value-type="string">
            <text:p>[Log] Longitude: -75.8005583126214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21 (try.html, line 32)</text:p>
          </table:table-cell>
        </table:table-row>
        <table:table-row table:style-name="ro1">
          <table:table-cell office:value-type="string">
            <text:p>[Log] <text:s/>Time:Wed Feb 05 2014 19:40:09 GMT-0500 (EST) (try.html, line 33)</text:p>
          </table:table-cell>
        </table:table-row>
        <table:table-row table:style-name="ro1">
          <table:table-cell office:value-type="string">
            <text:p>[Log] <text:s/>Latitude:45.35685739460847 (try.html, line 34)</text:p>
          </table:table-cell>
        </table:table-row>
        <table:table-row table:style-name="ro1">
          <table:table-cell office:value-type="string">
            <text:p>[Log] Longitude: -75.8005583122940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22 (try.html, line 32)</text:p>
          </table:table-cell>
        </table:table-row>
        <table:table-row table:style-name="ro1">
          <table:table-cell office:value-type="string">
            <text:p>[Log] <text:s/>Time:Wed Feb 05 2014 19:40:10 GMT-0500 (EST) (try.html, line 33)</text:p>
          </table:table-cell>
        </table:table-row>
        <table:table-row table:style-name="ro1">
          <table:table-cell office:value-type="string">
            <text:p>[Log] <text:s/>Latitude:45.35685856522034 (try.html, line 34)</text:p>
          </table:table-cell>
        </table:table-row>
        <table:table-row table:style-name="ro1">
          <table:table-cell office:value-type="string">
            <text:p>[Log] Longitude: -75.8005589766253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23 (try.html, line 32)</text:p>
          </table:table-cell>
        </table:table-row>
        <table:table-row table:style-name="ro1">
          <table:table-cell office:value-type="string">
            <text:p>[Log] <text:s/>Time:Wed Feb 05 2014 19:40:11 GMT-0500 (EST) (try.html, line 33)</text:p>
          </table:table-cell>
        </table:table-row>
        <table:table-row table:style-name="ro1">
          <table:table-cell office:value-type="string">
            <text:p>[Log] <text:s/>Latitude:45.35685856430005 (try.html, line 34)</text:p>
          </table:table-cell>
        </table:table-row>
        <table:table-row table:style-name="ro1">
          <table:table-cell office:value-type="string">
            <text:p>[Log] Longitude: -75.8005589759704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24 (try.html, line 32)</text:p>
          </table:table-cell>
        </table:table-row>
        <table:table-row table:style-name="ro1">
          <table:table-cell office:value-type="string">
            <text:p>[Log] <text:s/>Time:Wed Feb 05 2014 19:40:12 GMT-0500 (EST) (try.html, line 33)</text:p>
          </table:table-cell>
        </table:table-row>
        <table:table-row table:style-name="ro1">
          <table:table-cell office:value-type="string">
            <text:p>[Log] <text:s/>Latitude:45.35686367882451 (try.html, line 34)</text:p>
          </table:table-cell>
        </table:table-row>
        <table:table-row table:style-name="ro1">
          <table:table-cell office:value-type="string">
            <text:p>[Log] Longitude: -75.8005618778770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25 (try.html, line 32)</text:p>
          </table:table-cell>
        </table:table-row>
        <table:table-row table:style-name="ro1">
          <table:table-cell office:value-type="string">
            <text:p>[Log] <text:s/>Time:Wed Feb 05 2014 19:40:13 GMT-0500 (EST) (try.html, line 33)</text:p>
          </table:table-cell>
        </table:table-row>
        <table:table-row table:style-name="ro1">
          <table:table-cell office:value-type="string">
            <text:p>[Log] <text:s/>Latitude:45.35686250223085 (try.html, line 34)</text:p>
          </table:table-cell>
        </table:table-row>
        <table:table-row table:style-name="ro1">
          <table:table-cell office:value-type="string">
            <text:p>[Log] Longitude: -75.8005612102715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26 (try.html, line 32)</text:p>
          </table:table-cell>
        </table:table-row>
        <table:table-row table:style-name="ro1">
          <table:table-cell office:value-type="string">
            <text:p>[Log] <text:s/>Time:Wed Feb 05 2014 19:40:14 GMT-0500 (EST) (try.html, line 33)</text:p>
          </table:table-cell>
        </table:table-row>
        <table:table-row table:style-name="ro1">
          <table:table-cell office:value-type="string">
            <text:p>[Log] <text:s/>Latitude:45.35685923979462 (try.html, line 34)</text:p>
          </table:table-cell>
        </table:table-row>
        <table:table-row table:style-name="ro1">
          <table:table-cell office:value-type="string">
            <text:p>[Log] Longitude: -75.8005593590496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27 (try.html, line 32)</text:p>
          </table:table-cell>
        </table:table-row>
        <table:table-row table:style-name="ro1">
          <table:table-cell office:value-type="string">
            <text:p>[Log] <text:s/>Time:Wed Feb 05 2014 19:40:15 GMT-0500 (EST) (try.html, line 33)</text:p>
          </table:table-cell>
        </table:table-row>
        <table:table-row table:style-name="ro1">
          <table:table-cell office:value-type="string">
            <text:p>[Log] <text:s/>Latitude:45.356840933796725 (try.html, line 34)</text:p>
          </table:table-cell>
        </table:table-row>
        <table:table-row table:style-name="ro1">
          <table:table-cell office:value-type="string">
            <text:p>[Log] Longitude: -75.8005489726929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28 (try.html, line 32)</text:p>
          </table:table-cell>
        </table:table-row>
        <table:table-row table:style-name="ro1">
          <table:table-cell office:value-type="string">
            <text:p>[Log] <text:s/>Time:Wed Feb 05 2014 19:40:16 GMT-0500 (EST) (try.html, line 33)</text:p>
          </table:table-cell>
        </table:table-row>
        <table:table-row table:style-name="ro1">
          <table:table-cell office:value-type="string">
            <text:p>[Log] <text:s/>Latitude:45.35682054885115 (try.html, line 34)</text:p>
          </table:table-cell>
        </table:table-row>
        <table:table-row table:style-name="ro1">
          <table:table-cell office:value-type="string">
            <text:p>[Log] Longitude: -75.8005374063213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29 (try.html, line 32)</text:p>
          </table:table-cell>
        </table:table-row>
        <table:table-row table:style-name="ro1">
          <table:table-cell office:value-type="string">
            <text:p>[Log] <text:s/>Time:Wed Feb 05 2014 19:40:17 GMT-0500 (EST) (try.html, line 33)</text:p>
          </table:table-cell>
        </table:table-row>
        <table:table-row table:style-name="ro1">
          <table:table-cell office:value-type="string">
            <text:p>[Log] <text:s/>Latitude:45.35678795574623 (try.html, line 34)</text:p>
          </table:table-cell>
        </table:table-row>
        <table:table-row table:style-name="ro1">
          <table:table-cell office:value-type="string">
            <text:p>[Log] Longitude: -75.8005189134200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30 (try.html, line 32)</text:p>
          </table:table-cell>
        </table:table-row>
        <table:table-row table:style-name="ro1">
          <table:table-cell office:value-type="string">
            <text:p>[Log] <text:s/>Time:Wed Feb 05 2014 19:40:18 GMT-0500 (EST) (try.html, line 33)</text:p>
          </table:table-cell>
        </table:table-row>
        <table:table-row table:style-name="ro1">
          <table:table-cell office:value-type="string">
            <text:p>[Log] <text:s/>Latitude:45.35668606490038 (try.html, line 34)</text:p>
          </table:table-cell>
        </table:table-row>
        <table:table-row table:style-name="ro1">
          <table:table-cell office:value-type="string">
            <text:p>[Log] Longitude: -75.8004611015348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31 (try.html, line 32)</text:p>
          </table:table-cell>
        </table:table-row>
        <table:table-row table:style-name="ro1">
          <table:table-cell office:value-type="string">
            <text:p>[Log] <text:s/>Time:Wed Feb 05 2014 19:40:19 GMT-0500 (EST) (try.html, line 33)</text:p>
          </table:table-cell>
        </table:table-row>
        <table:table-row table:style-name="ro1">
          <table:table-cell office:value-type="string">
            <text:p>[Log] <text:s/>Latitude:45.35667401869574 (try.html, line 34)</text:p>
          </table:table-cell>
        </table:table-row>
        <table:table-row table:style-name="ro1">
          <table:table-cell office:value-type="string">
            <text:p>[Log] Longitude: -75.8004542666822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32 (try.html, line 32)</text:p>
          </table:table-cell>
        </table:table-row>
        <table:table-row table:style-name="ro1">
          <table:table-cell office:value-type="string">
            <text:p>[Log] <text:s/>Time:Wed Feb 05 2014 19:40:20 GMT-0500 (EST) (try.html, line 33)</text:p>
          </table:table-cell>
        </table:table-row>
        <table:table-row table:style-name="ro1">
          <table:table-cell office:value-type="string">
            <text:p>[Log] <text:s/>Latitude:45.356721043467594 (try.html, line 34)</text:p>
          </table:table-cell>
        </table:table-row>
        <table:table-row table:style-name="ro1">
          <table:table-cell office:value-type="string">
            <text:p>[Log] Longitude: -75.8004809479825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33 (try.html, line 32)</text:p>
          </table:table-cell>
        </table:table-row>
        <table:table-row table:style-name="ro1">
          <table:table-cell office:value-type="string">
            <text:p>[Log] <text:s/>Time:Wed Feb 05 2014 19:40:21 GMT-0500 (EST) (try.html, line 33)</text:p>
          </table:table-cell>
        </table:table-row>
        <table:table-row table:style-name="ro1">
          <table:table-cell office:value-type="string">
            <text:p>[Log] <text:s/>Latitude:45.35675186918631 (try.html, line 34)</text:p>
          </table:table-cell>
        </table:table-row>
        <table:table-row table:style-name="ro1">
          <table:table-cell office:value-type="string">
            <text:p>[Log] Longitude: -75.8004984380022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34 (try.html, line 32)</text:p>
          </table:table-cell>
        </table:table-row>
        <table:table-row table:style-name="ro1">
          <table:table-cell office:value-type="string">
            <text:p>[Log] <text:s/>Time:Wed Feb 05 2014 19:40:22 GMT-0500 (EST) (try.html, line 33)</text:p>
          </table:table-cell>
        </table:table-row>
        <table:table-row table:style-name="ro1">
          <table:table-cell office:value-type="string">
            <text:p>[Log] <text:s/>Latitude:45.356780712575826 (try.html, line 34)</text:p>
          </table:table-cell>
        </table:table-row>
        <table:table-row table:style-name="ro1">
          <table:table-cell office:value-type="string">
            <text:p>[Log] Longitude: -75.800514803668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35 (try.html, line 32)</text:p>
          </table:table-cell>
        </table:table-row>
        <table:table-row table:style-name="ro1">
          <table:table-cell office:value-type="string">
            <text:p>[Log] <text:s/>Time:Wed Feb 05 2014 19:40:23 GMT-0500 (EST) (try.html, line 33)</text:p>
          </table:table-cell>
        </table:table-row>
        <table:table-row table:style-name="ro1">
          <table:table-cell office:value-type="string">
            <text:p>[Log] <text:s/>Latitude:45.35680758928417 (try.html, line 34)</text:p>
          </table:table-cell>
        </table:table-row>
        <table:table-row table:style-name="ro1">
          <table:table-cell office:value-type="string">
            <text:p>[Log] Longitude: -75.8005300531658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36 (try.html, line 32)</text:p>
          </table:table-cell>
        </table:table-row>
        <table:table-row table:style-name="ro1">
          <table:table-cell office:value-type="string">
            <text:p>[Log] <text:s/>Time:Wed Feb 05 2014 19:40:24 GMT-0500 (EST) (try.html, line 33)</text:p>
          </table:table-cell>
        </table:table-row>
        <table:table-row table:style-name="ro1">
          <table:table-cell office:value-type="string">
            <text:p>[Log] <text:s/>Latitude:45.35680758790373 (try.html, line 34)</text:p>
          </table:table-cell>
        </table:table-row>
        <table:table-row table:style-name="ro1">
          <table:table-cell office:value-type="string">
            <text:p>[Log] Longitude: -75.8005300525110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37 (try.html, line 32)</text:p>
          </table:table-cell>
        </table:table-row>
        <table:table-row table:style-name="ro1">
          <table:table-cell office:value-type="string">
            <text:p>[Log] <text:s/>Time:Wed Feb 05 2014 19:40:25 GMT-0500 (EST) (try.html, line 33)</text:p>
          </table:table-cell>
        </table:table-row>
        <table:table-row table:style-name="ro1">
          <table:table-cell office:value-type="string">
            <text:p>[Log] <text:s/>Latitude:45.3568287086281 (try.html, line 34)</text:p>
          </table:table-cell>
        </table:table-row>
        <table:table-row table:style-name="ro1">
          <table:table-cell office:value-type="string">
            <text:p>[Log] Longitude: -75.8005420360132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38 (try.html, line 32)</text:p>
          </table:table-cell>
        </table:table-row>
        <table:table-row table:style-name="ro1">
          <table:table-cell office:value-type="string">
            <text:p>[Log] <text:s/>Time:Wed Feb 05 2014 19:40:26 GMT-0500 (EST) (try.html, line 33)</text:p>
          </table:table-cell>
        </table:table-row>
        <table:table-row table:style-name="ro1">
          <table:table-cell office:value-type="string">
            <text:p>[Log] <text:s/>Latitude:45.35683060857262 (try.html, line 34)</text:p>
          </table:table-cell>
        </table:table-row>
        <table:table-row table:style-name="ro1">
          <table:table-cell office:value-type="string">
            <text:p>[Log] Longitude: -75.8005431142009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39 (try.html, line 32)</text:p>
          </table:table-cell>
        </table:table-row>
        <table:table-row table:style-name="ro1">
          <table:table-cell office:value-type="string">
            <text:p>[Log] <text:s/>Time:Wed Feb 05 2014 19:40:27 GMT-0500 (EST) (try.html, line 33)</text:p>
          </table:table-cell>
        </table:table-row>
        <table:table-row table:style-name="ro1">
          <table:table-cell office:value-type="string">
            <text:p>[Log] <text:s/>Latitude:45.35683060765233 (try.html, line 34)</text:p>
          </table:table-cell>
        </table:table-row>
        <table:table-row table:style-name="ro1">
          <table:table-cell office:value-type="string">
            <text:p>[Log] Longitude: -75.8005431135461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40 (try.html, line 32)</text:p>
          </table:table-cell>
        </table:table-row>
        <table:table-row table:style-name="ro1">
          <table:table-cell office:value-type="string">
            <text:p>[Log] <text:s/>Time:Wed Feb 05 2014 19:40:28 GMT-0500 (EST) (try.html, line 33)</text:p>
          </table:table-cell>
        </table:table-row>
        <table:table-row table:style-name="ro1">
          <table:table-cell office:value-type="string">
            <text:p>[Log] <text:s/>Latitude:45.356829767425 (try.html, line 34)</text:p>
          </table:table-cell>
        </table:table-row>
        <table:table-row table:style-name="ro1">
          <table:table-cell office:value-type="string">
            <text:p>[Log] Longitude: -75.8005426368254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41 (try.html, line 32)</text:p>
          </table:table-cell>
        </table:table-row>
        <table:table-row table:style-name="ro1">
          <table:table-cell office:value-type="string">
            <text:p>[Log] <text:s/>Time:Wed Feb 05 2014 19:40:29 GMT-0500 (EST) (try.html, line 33)</text:p>
          </table:table-cell>
        </table:table-row>
        <table:table-row table:style-name="ro1">
          <table:table-cell office:value-type="string">
            <text:p>[Log] <text:s/>Latitude:45.3568297665047 (try.html, line 34)</text:p>
          </table:table-cell>
        </table:table-row>
        <table:table-row table:style-name="ro1">
          <table:table-cell office:value-type="string">
            <text:p>[Log] Longitude: -75.8005426361705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42 (try.html, line 32)</text:p>
          </table:table-cell>
        </table:table-row>
        <table:table-row table:style-name="ro1">
          <table:table-cell office:value-type="string">
            <text:p>[Log] <text:s/>Time:Wed Feb 05 2014 19:40:30 GMT-0500 (EST) (try.html, line 33)</text:p>
          </table:table-cell>
        </table:table-row>
        <table:table-row table:style-name="ro1">
          <table:table-cell office:value-type="string">
            <text:p>[Log] <text:s/>Latitude:45.356829765584415 (try.html, line 34)</text:p>
          </table:table-cell>
        </table:table-row>
        <table:table-row table:style-name="ro1">
          <table:table-cell office:value-type="string">
            <text:p>[Log] Longitude: -75.8005426358431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43 (try.html, line 32)</text:p>
          </table:table-cell>
        </table:table-row>
        <table:table-row table:style-name="ro1">
          <table:table-cell office:value-type="string">
            <text:p>[Log] <text:s/>Time:Wed Feb 05 2014 19:40:31 GMT-0500 (EST) (try.html, line 33)</text:p>
          </table:table-cell>
        </table:table-row>
        <table:table-row table:style-name="ro1">
          <table:table-cell office:value-type="string">
            <text:p>[Log] <text:s/>Latitude:45.35682005787485 (try.html, line 34)</text:p>
          </table:table-cell>
        </table:table-row>
        <table:table-row table:style-name="ro1">
          <table:table-cell office:value-type="string">
            <text:p>[Log] Longitude: -75.8005371276885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44 (try.html, line 32)</text:p>
          </table:table-cell>
        </table:table-row>
        <table:table-row table:style-name="ro1">
          <table:table-cell office:value-type="string">
            <text:p>[Log] <text:s/>Time:Wed Feb 05 2014 19:40:32 GMT-0500 (EST) (try.html, line 33)</text:p>
          </table:table-cell>
        </table:table-row>
        <table:table-row table:style-name="ro1">
          <table:table-cell office:value-type="string">
            <text:p>[Log] <text:s/>Latitude:45.35681823339401 (try.html, line 34)</text:p>
          </table:table-cell>
        </table:table-row>
        <table:table-row table:style-name="ro1">
          <table:table-cell office:value-type="string">
            <text:p>[Log] Longitude: -75.8005360923925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45 (try.html, line 32)</text:p>
          </table:table-cell>
        </table:table-row>
        <table:table-row table:style-name="ro1">
          <table:table-cell office:value-type="string">
            <text:p>[Log] <text:s/>Time:Wed Feb 05 2014 19:40:33 GMT-0500 (EST) (try.html, line 33)</text:p>
          </table:table-cell>
        </table:table-row>
        <table:table-row table:style-name="ro1">
          <table:table-cell office:value-type="string">
            <text:p>[Log] <text:s/>Latitude:45.35681507080702 (try.html, line 34)</text:p>
          </table:table-cell>
        </table:table-row>
        <table:table-row table:style-name="ro1">
          <table:table-cell office:value-type="string">
            <text:p>[Log] Longitude: -75.8005342981414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46 (try.html, line 32)</text:p>
          </table:table-cell>
        </table:table-row>
        <table:table-row table:style-name="ro1">
          <table:table-cell office:value-type="string">
            <text:p>[Log] <text:s/>Time:Wed Feb 05 2014 19:40:34 GMT-0500 (EST) (try.html, line 33)</text:p>
          </table:table-cell>
        </table:table-row>
        <table:table-row table:style-name="ro1">
          <table:table-cell office:value-type="string">
            <text:p>[Log] <text:s/>Latitude:45.356802652371236 (try.html, line 34)</text:p>
          </table:table-cell>
        </table:table-row>
        <table:table-row table:style-name="ro1">
          <table:table-cell office:value-type="string">
            <text:p>[Log] Longitude: -75.8005272517766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5">2014-02-05</text:date>, <text:time>19:41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University of Ottawa </meta:initial-creator>
    <meta:creation-date>2014-02-05T16:39:53</meta:creation-date>
    <meta:generator>OpenOffice.org/3.3$Unix OpenOffice.org_project/330m20$Build-9567</meta:generator>
    <dc:date>2014-02-05T19:41:04</dc:date>
    <meta:editing-duration>PT36S</meta:editing-duration>
    <meta:editing-cycles>1</meta:editing-cycles>
    <meta:document-statistic meta:table-count="3" meta:cell-count="1230" meta:object-count="0"/>
  </office:meta>
</office:document-meta>
</file>